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0"/>
    <style:style style:name="P3" style:family="paragraph" style:parent-style-name="Preformatted_20_Text" style:list-style-name="L16"/>
    <style:style style:name="P4" style:family="paragraph" style:parent-style-name="Preformatted_20_Text" style:list-style-name="L17"/>
    <style:style style:name="P5" style:family="paragraph" style:parent-style-name="Preformatted_20_Text" style:list-style-name="L18"/>
    <style:style style:name="P6" style:family="paragraph" style:parent-style-name="Preformatted_20_Text" style:list-style-name="L20"/>
    <style:style style:name="P7" style:family="paragraph" style:parent-style-name="Preformatted_20_Text" style:list-style-name="L22"/>
    <style:style style:name="P8" style:family="paragraph" style:parent-style-name="Preformatted_20_Text" style:list-style-name="L23"/>
    <style:style style:name="P9" style:family="paragraph" style:parent-style-name="Preformatted_20_Text" style:list-style-name="L29"/>
    <style:style style:name="P10" style:family="paragraph" style:parent-style-name="Preformatted_20_Text" style:list-style-name="L32"/>
    <style:style style:name="P11" style:family="paragraph" style:parent-style-name="Preformatted_20_Text" style:list-style-name="L38"/>
    <style:style style:name="P12" style:family="paragraph" style:parent-style-name="Preformatted_20_Text" style:list-style-name="L40"/>
    <style:style style:name="P13" style:family="paragraph" style:parent-style-name="Text_20_body" style:list-style-name="L2">
      <style:paragraph-properties fo:margin-top="0in" fo:margin-bottom="0in" style:contextual-spacing="false"/>
    </style:style>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paragraph-properties fo:margin-top="0in" fo:margin-bottom="0in" style:contextual-spacing="false"/>
    </style:style>
    <style:style style:name="P24" style:family="paragraph" style:parent-style-name="Text_20_body" style:list-style-name="L13">
      <style:paragraph-properties fo:margin-top="0in" fo:margin-bottom="0in" style:contextual-spacing="false"/>
    </style:style>
    <style:style style:name="P25" style:family="paragraph" style:parent-style-name="Text_20_body" style:list-style-name="L14">
      <style:paragraph-properties fo:margin-top="0in" fo:margin-bottom="0in" style:contextual-spacing="false"/>
    </style:style>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paragraph-properties fo:margin-top="0in" fo:margin-bottom="0in" style:contextual-spacing="false"/>
    </style:style>
    <style:style style:name="P31" style:family="paragraph" style:parent-style-name="Text_20_body" style:list-style-name="L20"/>
    <style:style style:name="P32" style:family="paragraph" style:parent-style-name="Text_20_body">
      <style:text-properties fo:font-weight="bold" style:font-weight-asian="bold" style:font-weight-complex="bold"/>
    </style:style>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paragraph-properties fo:margin-top="0in" fo:margin-bottom="0in" style:contextual-spacing="false"/>
    </style:style>
    <style:style style:name="P37" style:family="paragraph" style:parent-style-name="Text_20_body" style:list-style-name="L25">
      <style:paragraph-properties fo:margin-top="0in" fo:margin-bottom="0in" style:contextual-spacing="false"/>
    </style:style>
    <style:style style:name="P38" style:family="paragraph" style:parent-style-name="Text_20_body" style:list-style-name="L26">
      <style:paragraph-properties fo:margin-top="0in" fo:margin-bottom="0in" style:contextual-spacing="false"/>
    </style:style>
    <style:style style:name="P39" style:family="paragraph" style:parent-style-name="Text_20_body" style:list-style-name="L27">
      <style:paragraph-properties fo:margin-top="0in" fo:margin-bottom="0in" style:contextual-spacing="false"/>
    </style:style>
    <style:style style:name="P40" style:family="paragraph" style:parent-style-name="Text_20_body" style:list-style-name="L28">
      <style:paragraph-properties fo:margin-top="0in" fo:margin-bottom="0in" style:contextual-spacing="false"/>
    </style:style>
    <style:style style:name="P41" style:family="paragraph" style:parent-style-name="Text_20_body" style:list-style-name="L29"/>
    <style:style style:name="P42" style:family="paragraph" style:parent-style-name="Text_20_body" style:list-style-name="L30">
      <style:paragraph-properties fo:margin-top="0in" fo:margin-bottom="0in" style:contextual-spacing="false"/>
    </style:style>
    <style:style style:name="P43" style:family="paragraph" style:parent-style-name="Text_20_body" style:list-style-name="L31">
      <style:paragraph-properties fo:margin-top="0in" fo:margin-bottom="0in" style:contextual-spacing="false"/>
    </style:style>
    <style:style style:name="P44" style:family="paragraph" style:parent-style-name="Text_20_body" style:list-style-name="L32"/>
    <style:style style:name="P45" style:family="paragraph" style:parent-style-name="Text_20_body" style:list-style-name="L33">
      <style:paragraph-properties fo:margin-top="0in" fo:margin-bottom="0in" style:contextual-spacing="false"/>
    </style:style>
    <style:style style:name="P46" style:family="paragraph" style:parent-style-name="Text_20_body" style:list-style-name="L34"/>
    <style:style style:name="P47" style:family="paragraph" style:parent-style-name="Text_20_body" style:list-style-name="L35">
      <style:paragraph-properties fo:margin-top="0in" fo:margin-bottom="0in" style:contextual-spacing="false"/>
    </style:style>
    <style:style style:name="P48" style:family="paragraph" style:parent-style-name="Text_20_body" style:list-style-name="L36">
      <style:paragraph-properties fo:margin-top="0in" fo:margin-bottom="0in" style:contextual-spacing="false"/>
    </style:style>
    <style:style style:name="P49" style:family="paragraph" style:parent-style-name="Text_20_body" style:list-style-name="L37">
      <style:paragraph-properties fo:margin-top="0in" fo:margin-bottom="0in" style:contextual-spacing="false"/>
    </style:style>
    <style:style style:name="P50" style:family="paragraph" style:parent-style-name="Text_20_body" style:list-style-name="L38"/>
    <style:style style:name="P51" style:family="paragraph" style:parent-style-name="Text_20_body" style:list-style-name="L39">
      <style:paragraph-properties fo:margin-top="0in" fo:margin-bottom="0in" style:contextual-spacing="false"/>
    </style:style>
    <style:style style:name="P52" style:family="paragraph" style:parent-style-name="Text_20_body" style:list-style-name="L40"/>
    <style:style style:name="P53" style:family="paragraph" style:parent-style-name="Text_20_body" style:list-style-name="L41">
      <style:paragraph-properties fo:margin-top="0in" fo:margin-bottom="0in" style:contextual-spacing="false"/>
    </style:style>
    <style:style style:name="P54" style:family="paragraph" style:parent-style-name="Text_20_body" style:list-style-name="L42">
      <style:paragraph-properties fo:margin-top="0in" fo:margin-bottom="0in" style:contextual-spacing="false"/>
    </style:style>
    <style:style style:name="P55" style:family="paragraph" style:parent-style-name="Text_20_body" style:list-style-name="L43">
      <style:paragraph-properties fo:margin-top="0in" fo:margin-bottom="0in" style:contextual-spacing="false"/>
    </style:style>
    <style:style style:name="P56" style:family="paragraph" style:parent-style-name="Text_20_body" style:list-style-name="L44">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using-docker-compose"/>Using Docker Compose<text:bookmark-end text:name="using-docker-compose"/></text:h>
      <text:h text:style-name="Heading_20_2" text:outline-level="2"><text:bookmark-start text:name="introduction"/>Introduction<text:bookmark-end text:name="introduction"/></text:h>
      <text:h text:style-name="Heading_20_3" text:outline-level="3"><text:bookmark-start text:name="understanding-docker-compose-basics"/>Understanding Docker Compose Basics<text:bookmark-end text:name="understanding-docker-compose-basics"/></text:h>
      <text:p text:style-name="First_20_paragraph">Docker Compose is a tool developed by Docker, Inc. that facilitates the definition and running of multi-container Docker applications. Think of it as an orchestration tool for local development and testing environments.</text:p>
      <text:p text:style-name="Text_20_body"><text:span text:style-name="T1">Purpose and Benefits</text:span>:</text:p>
      <text:list xml:id="list2037299550" text:style-name="L7">
        <text:list-item>
          <text:p text:style-name="P18"><text:span text:style-name="T1">Simplification</text:span>: Instead of managing individual Docker containers, networks, and volumes with separate <text:span text:style-name="Source_5f_Text">docker run</text:span> commands, Docker Compose allows you to define an entire application stack in a single file. This drastically reduces complexity.</text:p>
        </text:list-item>
        <text:list-item>
          <text:p text:style-name="P18"><text:span text:style-name="T1">Reproducibility</text:span>: The <text:span text:style-name="Source_5f_Text">docker-compose.yml</text:span> file acts as a blueprint for your application's architecture. This ensures that anyone (or any system) can spin up the exact same environment with a single command, promoting consistency across development, testing, and even production environments.</text:p>
        </text:list-item>
        <text:list-item>
          <text:p text:style-name="P18"><text:span text:style-name="T1">Efficiency</text:span>: For applications comprised of multiple services (e.g., a web server, a database, and a backend API), Docker Compose streamlines the startup, shutdown, and linking of these services.</text:p>
        </text:list-item>
      </text:list>
      <text:p text:style-name="First_20_paragraph"><text:span text:style-name="T1">The</text:span> <text:span text:style-name="Source_5f_Text">docker-compose.yml</text:span> <text:span text:style-name="T1">File</text:span>:</text:p>
      <text:p text:style-name="Text_20_body">This is the core of Docker Compose. It's a YAML (<text:span text:style-name="T2">YAML Ain't Markup Language</text:span> or <text:span text:style-name="T2">Yet another markup language</text:span>) file where you define the services that make up your application, along with their configurations. Here are the fundamental top-level sections you'll typically find:</text:p>
      <text:list xml:id="list2564898254" text:style-name="L8">
        <text:list-item>
          <text:p text:style-name="P19"><text:span text:style-name="Source_5f_Text">services</text:span>: This is where you define each individual container that is part of your application. For example, you might have a service for your web server (e.g., Nginx or Apache), another for your database (e.g., PostgreSQL or MySQL), and another for your application's backend. Each service typically specifies:</text:p>
          <text:list text:style-name="L9">
            <text:list-item>
              <text:p text:style-name="P20">The Docker image to use (e.g., <text:span text:style-name="Source_5f_Text">nginx:latest</text:span>, <text:span text:style-name="Source_5f_Text">mysql:8.0</text:span>).</text:p>
            </text:list-item>
            <text:list-item>
              <text:p text:style-name="P20">Port mappings (e.g., <text:span text:style-name="Source_5f_Text">- "80:80"</text:span> to expose port 80).</text:p>
            </text:list-item>
            <text:list-item>
              <text:p text:style-name="P20">Volume mounts (e.g., <text:span text:style-name="Source_5f_Text">- ./data:/var/lib/mysql</text:span> for persistent data).</text:p>
            </text:list-item>
            <text:list-item>
              <text:p text:style-name="P20">Environment variables.</text:p>
            </text:list-item>
            <text:list-item>
              <text:p text:style-name="P20">Dependencies on other services.</text:p>
            </text:list-item>
          </text:list>
        </text:list-item>
        <text:list-item>
          <text:p text:style-name="P19"><text:span text:style-name="Source_5f_Text">networks</text:span>: This section allows you to define custom networks for your services. By default, Docker Compose creates a default network for your project, allowing services to communicate with each other using their service names as hostnames. However, defining custom networks provides more control over network isolation and communication.</text:p>
        </text:list-item>
        <text:list-item>
          <text:p text:style-name="P19"><text:span text:style-name="Source_5f_Text">volumes</text:span>: This section is used to define named volumes, which are the preferred <text:soft-page-break/>mechanism for persisting data generated by Docker containers. Unlike bind mounts (where data is stored directly on the host filesystem), named volumes are managed by Docker and are more portable.</text:p>
        </text:list-item>
      </text:list>
      <text:p text:style-name="First_20_paragraph">Imagine you're building a house. Instead of buying each brick, window, and door separately and assembling them by hand every time you want to build the same house, Docker Compose is like having a detailed architectural plan (the <text:span text:style-name="Source_5f_Text">docker-compose.yml</text:span> file) that tells a pre-fabrication factory exactly how to assemble all the different components into a complete, functional house.</text:p>
      <text:h text:style-name="Heading_20_3" text:outline-level="3"><text:bookmark-start text:name="installing-docker-compose"/>Installing Docker Compose<text:bookmark-end text:name="installing-docker-compose"/></text:h>
      <text:p text:style-name="First_20_paragraph">The installation of Docker Compose primarily involves command-line operations. Docker Compose is not typically included in the standard repositories, so we often obtain it directly from the official GitHub releases.</text:p>
      <text:p text:style-name="Text_20_body">Here are the general steps for installing Docker Compose, focusing on the command-line approach:</text:p>
      <text:list xml:id="list1664449470" text:style-name="L10">
        <text:list-item>
          <text:p text:style-name="P21"><text:span text:style-name="T1">Check for existing Docker installation</text:span>: Before installing Docker Compose, ensure that Docker Engine is already installed and running on your Ubuntu Server. Docker Compose relies on a functional Docker daemon. You can verify this with:</text:p>
          <text:p text:style-name="P2"><text:span text:style-name="FunctionTok">sudo</text:span><text:span text:style-name="NormalTok"> systemctl status docker</text:span> </text:p>
          <text:p text:style-name="P21">If Docker is not installed, you would typically install it via the official Docker repository, but we will assume for this lesson that Docker Engine is already in place.</text:p>
        </text:list-item>
        <text:list-item>
          <text:p text:style-name="P21"><text:span text:style-name="T1">Download the Docker Compose binary</text:span>: The recommended method is to download the latest stable release of Docker Compose from its GitHub repository. You can find the latest version number on the Docker Compose GitHub releases page. For instance, to download version <text:span text:style-name="Source_5f_Text">v2.24.5</text:span> (please verify the latest version on the GitHub page as versions are frequently updated):</text:p>
          <text:p text:style-name="P2"><text:span text:style-name="FunctionTok">sudo</text:span><text:span text:style-name="NormalTok"> curl </text:span><text:span text:style-name="AttributeTok">-L</text:span><text:span text:style-name="NormalTok"> </text:span><text:span text:style-name="StringTok">"https://github.com/docker/compose/releases/download/v2.24.5/docker-compose-</text:span><text:span text:style-name="VariableTok">$(</text:span><text:span text:style-name="FunctionTok">uname</text:span><text:span text:style-name="NormalTok"> </text:span><text:span text:style-name="AttributeTok">-s</text:span><text:span text:style-name="VariableTok">)</text:span><text:span text:style-name="StringTok">-</text:span><text:span text:style-name="VariableTok">$(</text:span><text:span text:style-name="FunctionTok">uname</text:span><text:span text:style-name="NormalTok"> </text:span><text:span text:style-name="AttributeTok">-m</text:span><text:span text:style-name="VariableTok">)</text:span><text:span text:style-name="StringTok">"</text:span><text:span text:style-name="NormalTok"> </text:span><text:span text:style-name="AttributeTok">-o</text:span><text:span text:style-name="NormalTok"> /usr/local/bin/docker-compose</text:span> </text:p>
          <text:list text:style-name="L11">
            <text:list-item>
              <text:p text:style-name="P22"><text:span text:style-name="Source_5f_Text">curl -L</text:span>: Downloads the file and follows redirects.</text:p>
            </text:list-item>
            <text:list-item>
              <text:p text:style-name="P22"><text:span text:style-name="Source_5f_Text">$(uname -s)</text:span>: Substitutes the operating system kernel name (e.g., <text:span text:style-name="Source_5f_Text">Linux</text:span>).</text:p>
            </text:list-item>
            <text:list-item>
              <text:p text:style-name="P22"><text:span text:style-name="Source_5f_Text">$(uname -m)</text:span>: Substitutes the machine hardware name (e.g., <text:span text:style-name="Source_5f_Text">x86_64</text:span>).</text:p>
            </text:list-item>
            <text:list-item>
              <text:p text:style-name="P22"><text:span text:style-name="Source_5f_Text">-o /usr/local/bin/docker-compose</text:span>: Specifies the output file path and name. <text:span text:style-name="Source_5f_Text">/usr/local/bin</text:span> is a common directory for manually installed executable programs.</text:p>
            </text:list-item>
          </text:list>
        </text:list-item>
        <text:list-item>
          <text:p text:style-name="P21"><text:span text:style-name="T1">Apply executable permissions</text:span>: After downloading, the binary needs executable permissions to be run as a command:</text:p>
          <text:p text:style-name="P2"><text:span text:style-name="FunctionTok">sudo</text:span><text:span text:style-name="NormalTok"> chmod +x /usr/local/bin/docker-compose</text:span> </text:p>
          <text:p text:style-name="P21">This command adds execute permission for the owner, group, and others.</text:p>
        </text:list-item>
        <text:list-item>
          <text:p text:style-name="P21"><text:span text:style-name="T1">Verify the installation</text:span>: You can confirm that Docker Compose is installed correctly and is accessible in your PATH by checking its version:</text:p>
          <text:p text:style-name="P2"><text:soft-page-break/><text:span text:style-name="ExtensionTok">docker-compose</text:span><text:span text:style-name="NormalTok"> </text:span><text:span text:style-name="AttributeTok">--version</text:span> </text:p>
          <text:p text:style-name="P21">This command should output the installed Docker Compose version.</text:p>
        </text:list-item>
      </text:list>
      <text:p text:style-name="First_20_paragraph">It's important to understand that <text:span text:style-name="Source_5f_Text">docker-compose</text:span> is a standalone binary that interacts with the Docker daemon. It doesn't run inside a container itself; rather, it <text:span text:style-name="T2">orchestrates</text:span> containers.</text:p>
      <text:h text:style-name="Heading_20_2" text:outline-level="2"><text:bookmark-start text:name="creating-a-simple-docker-compose-project"/>Creating a Simple Docker Compose Project<text:bookmark-end text:name="creating-a-simple-docker-compose-project"/></text:h>
      <text:h text:style-name="Heading_20_3" text:outline-level="3"><text:bookmark-start text:name="creating-a-basic-docker-composeyml-file"/>Creating a Basic <text:span text:style-name="Source_5f_Text">docker-compose.yml</text:span> File<text:bookmark-end text:name="creating-a-basic-docker-composeyml-file"/></text:h>
      <text:p text:style-name="First_20_paragraph">Now, let's create our first <text:span text:style-name="Source_5f_Text">docker-compose.yml</text:span> file. This file will define a simple web server using Nginx, which is a popular open-source web server. The goal is to serve a basic "Hello, World!" web page.</text:p>
      <text:p text:style-name="Text_20_body">To begin, you will need to create a project directory and navigate into it. This is where your <text:span text:style-name="Source_5f_Text">docker-compose.yml</text:span> file and any related application files will reside.</text:p>
      <text:p text:style-name="Preformatted_20_Text"><text:span text:style-name="FunctionTok">mkdir</text:span><text:span text:style-name="NormalTok"> my_nginx_app</text:span> </text:p>
      <text:p text:style-name="Preformatted_20_Text"><text:span text:style-name="BuiltInTok">cd</text:span><text:span text:style-name="NormalTok"> my_nginx_app</text:span> </text:p>
      <text:p text:style-name="First_20_paragraph">Next, we will create a simple <text:span text:style-name="Source_5f_Text">index.html</text:span> file that Nginx will serve.</text:p>
      <text:p text:style-name="Preformatted_20_Text"><text:span text:style-name="BuiltInTok">echo</text:span><text:span text:style-name="NormalTok"> </text:span><text:span text:style-name="StringTok">"&lt;h1&gt;Hello from Docker Compose!&lt;/h1&gt;"</text:span><text:span text:style-name="NormalTok"> </text:span><text:span text:style-name="OperatorTok">&gt;</text:span><text:span text:style-name="NormalTok"> index.html</text:span> </text:p>
      <text:p text:style-name="First_20_paragraph">Now, let's create the <text:span text:style-name="Source_5f_Text">docker-compose.yml</text:span> file. You can use a command-line text editor like <text:span text:style-name="Source_5f_Text">nano</text:span> or <text:span text:style-name="Source_5f_Text">vim</text:span>.</text:p>
      <text:p text:style-name="Preformatted_20_Text"><text:span text:style-name="FunctionTok">nano</text:span><text:span text:style-name="NormalTok"> docker-compose.yml</text:span> </text:p>
      <text:p text:style-name="First_20_paragraph">Inside <text:span text:style-name="Source_5f_Text">nano</text:span> (or <text:span text:style-name="Source_5f_Text">vim</text:span>), paste the following content:</text:p>
      <text:p text:style-name="Preformatted_20_Text"><text:span text:style-name="FunctionTok">version</text:span><text:span text:style-name="KeywordTok">:</text:span><text:span text:style-name="AttributeTok"> </text:span><text:span text:style-name="StringTok">'3.8'</text:span> </text:p>
      <text:p text:style-name="Preformatted_20_Text"/>
      <text:p text:style-name="Preformatted_20_Text"><text:span text:style-name="FunctionTok">services</text:span><text:span text:style-name="KeywordTok">:</text:span> </text:p>
      <text:p text:style-name="Preformatted_20_Text"><text:span text:style-name="AttributeTok"><text:s text:c="2"/></text:span><text:span text:style-name="FunctionTok">web</text:span><text:span text:style-name="KeywordTok">:</text:span> </text:p>
      <text:p text:style-name="Preformatted_20_Text"><text:span text:style-name="AttributeTok"><text:s text:c="4"/></text:span><text:span text:style-name="FunctionTok">image</text:span><text:span text:style-name="KeywordTok">:</text:span><text:span text:style-name="AttributeTok"> nginx:latest</text:span> </text:p>
      <text:p text:style-name="Preformatted_20_Text"><text:span text:style-name="AttributeTok"><text:s text:c="4"/></text:span><text:span text:style-name="FunctionTok">ports</text:span><text:span text:style-name="KeywordTok">:</text:span> </text:p>
      <text:p text:style-name="Preformatted_20_Text"><text:span text:style-name="AttributeTok"><text:s text:c="6"/></text:span><text:span text:style-name="KeywordTok">-</text:span><text:span text:style-name="AttributeTok"> </text:span><text:span text:style-name="StringTok">"80:80"</text:span> </text:p>
      <text:p text:style-name="Preformatted_20_Text"><text:span text:style-name="AttributeTok"><text:s text:c="4"/></text:span><text:span text:style-name="FunctionTok">volumes</text:span><text:span text:style-name="KeywordTok">:</text:span> </text:p>
      <text:p text:style-name="Preformatted_20_Text"><text:span text:style-name="AttributeTok"><text:s text:c="6"/></text:span><text:span text:style-name="KeywordTok">-</text:span><text:span text:style-name="AttributeTok"> ./index.html:/usr/share/nginx/html/index.html</text:span> </text:p>
      <text:p text:style-name="First_20_paragraph">Let's break down this file line by line:</text:p>
      <text:list xml:id="list3487274466" text:style-name="L12">
        <text:list-item>
          <text:p text:style-name="P23"><text:span text:style-name="Source_5f_Text">version: '3.8'</text:span>: This specifies the Docker Compose file format version. Using a recent version like <text:span text:style-name="Source_5f_Text">3.8</text:span> (or higher, check Docker's documentation for the latest recommended version) ensures access to the latest features.</text:p>
        </text:list-item>
        <text:list-item>
          <text:p text:style-name="P23"><text:span text:style-name="Source_5f_Text">services:</text:span>: As discussed previously, this is the top-level key where you define all the individual services (containers) that make up your application.</text:p>
        </text:list-item>
        <text:list-item>
          <text:p text:style-name="P23"><text:span text:style-name="Source_5f_Text">web:</text:span>: This is the name we've given to our service. You can name your services anything you like, but descriptive names are best. This name will also be used for internal DNS resolution within your Docker Compose network.</text:p>
        </text:list-item>
        <text:list-item>
          <text:p text:style-name="P23"><text:span text:style-name="Source_5f_Text">image: nginx:latest</text:span>: This tells Docker Compose to use the <text:span text:style-name="Source_5f_Text">nginx</text:span> Docker image, specifically the <text:span text:style-name="Source_5f_Text">latest</text:span> tag. If the image is not found locally, Docker will automatically <text:soft-page-break/>pull it from Docker Hub.</text:p>
        </text:list-item>
        <text:list-item>
          <text:p text:style-name="P23"><text:span text:style-name="Source_5f_Text">ports:</text:span>: This section maps ports between the host machine (your server) and the container.</text:p>
          <text:list text:style-name="L13">
            <text:list-item>
              <text:p text:style-name="P24"><text:span text:style-name="Source_5f_Text">"80:80"</text:span>: This means "map port 80 on the host to port 80 inside the container." So, when you access <text:span text:style-name="Source_5f_Text">http://your_server_ip:80</text:span> (or just <text:span text:style-name="Source_5f_Text">http://your_server_ip</text:span> if port 80 is default), the request will be forwarded to the Nginx server running inside the <text:span text:style-name="Source_5f_Text">web</text:span> container.</text:p>
            </text:list-item>
          </text:list>
        </text:list-item>
        <text:list-item>
          <text:p text:style-name="P23"><text:span text:style-name="Source_5f_Text">volumes:</text:span>: This section is for mounting volumes. We are using a bind mount here.</text:p>
          <text:list text:style-name="L14">
            <text:list-item>
              <text:p text:style-name="P25"><text:span text:style-name="Source_5f_Text">- ./index.html:/usr/share/nginx/html/index.html</text:span>: This tells Docker Compose to take the <text:span text:style-name="Source_5f_Text">index.html</text:span> file from your current directory (<text:span text:style-name="Source_5f_Text">./index.html</text:span>) on the host machine and mount it directly into the Nginx container at <text:span text:style-name="Source_5f_Text">/usr/share/nginx/html/index.html</text:span>. This is the default location where Nginx looks for its <text:span text:style-name="Source_5f_Text">index.html</text:span> file to serve. This means any changes you make to your local <text:span text:style-name="Source_5f_Text">index.html</text:span> file will be reflected in the running container.</text:p>
            </text:list-item>
          </text:list>
        </text:list-item>
      </text:list>
      <text:p text:style-name="First_20_paragraph">This configuration defines a single service, <text:span text:style-name="Source_5f_Text">web</text:span>, which will run an Nginx container and serve our custom <text:span text:style-name="Source_5f_Text">index.html</text:span> file. It's a fundamental example, but it illustrates how services, images, ports, and volumes are combined.</text:p>
      <text:h text:style-name="Heading_20_3" text:outline-level="3"><text:bookmark-start text:name="common-docker-compose-commands"/>Common Docker Compose Commands<text:bookmark-end text:name="common-docker-compose-commands"/></text:h>
      <text:p text:style-name="First_20_paragraph">Now that we have our <text:span text:style-name="Source_5f_Text">docker-compose.yml</text:span> file, we can use it to manage our simple web application. These commands are executed from the directory where your <text:span text:style-name="Source_5f_Text">docker-compose.yml</text:span> file is located.</text:p>
      <text:list xml:id="list619299392" text:style-name="L15">
        <text:list-item>
          <text:p text:style-name="P26"><text:span text:style-name="Source_5f_Text">docker compose up</text:span>: This is the primary command to start your Docker Compose application.</text:p>
          <text:list text:style-name="L16">
            <text:list-item>
              <text:p text:style-name="P27"><text:span text:style-name="T1">Purpose</text:span>: It builds, (re)creates, starts, and attaches to containers for all services defined in your <text:span text:style-name="Source_5f_Text">docker-compose.yml</text:span> file. If images are not locally available, it will pull them. If changes have been made to service definitions or Dockerfiles, it will rebuild images.</text:p>
            </text:list-item>
            <text:list-item>
              <text:p text:style-name="P27"><text:span text:style-name="T1">Usage</text:span>:</text:p>
              <text:p text:style-name="P3"><text:span text:style-name="ExtensionTok">docker</text:span><text:span text:style-name="NormalTok"> compose up</text:span> </text:p>
              <text:p text:style-name="P27">When run without any flags, it will output logs from all services to your terminal. This is useful for development and debugging. To run the services in the background (detached mode), which is more common for production or continuous operation on a server, use the -d flag:</text:p>
              <text:p text:style-name="P3"><text:span text:style-name="ExtensionTok">docker</text:span><text:span text:style-name="NormalTok"> compose up </text:span><text:span text:style-name="AttributeTok">-d</text:span> </text:p>
              <text:p text:style-name="P27">After running <text:span text:style-name="Source_5f_Text">docker compose up -d</text:span>, you should be able to access your Nginx web server by navigating your web browser to the IP address of your server. For example, if your server's IP is <text:span text:style-name="Source_5f_Text">192.168.1.100</text:span>, you would visit <text:span text:style-name="Source_5f_Text">http://192.168.1.100</text:span>. You should see "Hello from Docker Compose!"</text:p>
            </text:list-item>
          </text:list>
        </text:list-item>
        <text:list-item>
          <text:p text:style-name="P26"><text:soft-page-break/><text:span text:style-name="Source_5f_Text">docker compose ps</text:span>: This command lists the containers started by Docker Compose.</text:p>
          <text:list text:style-name="L17">
            <text:list-item>
              <text:p text:style-name="P28"><text:span text:style-name="T1">Purpose</text:span>: It shows the status of the services defined in your <text:span text:style-name="Source_5f_Text">docker-compose.yml</text:span> file. This is analogous to <text:span text:style-name="Source_5f_Text">docker ps</text:span> but filtered specifically for your Compose project.</text:p>
            </text:list-item>
            <text:list-item>
              <text:p text:style-name="P28"><text:span text:style-name="T1">Usage</text:span>:</text:p>
              <text:p text:style-name="P4"><text:span text:style-name="ExtensionTok">docker</text:span><text:span text:style-name="NormalTok"> compose ps</text:span> </text:p>
              <text:p text:style-name="P28">You will see information such as the service name, command, state (e.g., <text:span text:style-name="Source_5f_Text">Up</text:span>), and ports.</text:p>
            </text:list-item>
          </text:list>
        </text:list-item>
        <text:list-item>
          <text:p text:style-name="P26"><text:span text:style-name="Source_5f_Text">docker compose logs</text:span>: This command displays log output from services.</text:p>
          <text:list text:style-name="L18">
            <text:list-item>
              <text:p text:style-name="P29"><text:span text:style-name="T1">Purpose</text:span>: Useful for debugging and monitoring, it shows the standard output and standard error streams from your running containers.</text:p>
            </text:list-item>
            <text:list-item>
              <text:p text:style-name="P29"><text:span text:style-name="T1">Usage</text:span>:</text:p>
              <text:p text:style-name="P5"><text:span text:style-name="ExtensionTok">docker</text:span><text:span text:style-name="NormalTok"> compose logs </text:span><text:span text:style-name="PreprocessorTok">[</text:span><text:span text:style-name="SpecialStringTok">SERVICE_NAME</text:span><text:span text:style-name="PreprocessorTok">]</text:span> </text:p>
              <text:list text:style-name="L19">
                <text:list-item>
                  <text:p text:style-name="P30">To view logs for all services: <text:span text:style-name="Source_5f_Text">docker compose logs</text:span></text:p>
                </text:list-item>
                <text:list-item>
                  <text:p text:style-name="P30">To view logs for a specific service (e.g., our <text:span text:style-name="Source_5f_Text">web</text:span> service): <text:span text:style-name="Source_5f_Text">docker compose logs web</text:span></text:p>
                </text:list-item>
                <text:list-item>
                  <text:p text:style-name="P30">To follow logs in real-time (like <text:span text:style-name="Source_5f_Text">tail -f</text:span>): <text:span text:style-name="Source_5f_Text">docker compose logs -f</text:span></text:p>
                </text:list-item>
              </text:list>
            </text:list-item>
          </text:list>
        </text:list-item>
        <text:list-item>
          <text:p text:style-name="P26"><text:span text:style-name="Source_5f_Text">docker compose down</text:span>: This command stops and removes containers, networks, and volumes.</text:p>
          <text:list text:style-name="L20">
            <text:list-item>
              <text:p text:style-name="P31"><text:span text:style-name="T1">Purpose</text:span>: It tears down the entire application stack defined in your <text:span text:style-name="Source_5f_Text">docker-compose.yml</text:span> file. This is crucial for cleaning up your environment.</text:p>
            </text:list-item>
            <text:list-item>
              <text:p text:style-name="P31">Usage:</text:p>
              <text:p text:style-name="P6"><text:span text:style-name="ExtensionTok">docker</text:span><text:span text:style-name="NormalTok"> compose down</text:span> </text:p>
              <text:p text:style-name="P31">By default, it removes containers and networks. To also remove named <text:span text:style-name="Source_5f_Text">volumes</text:span> declared in the volumes section of the <text:span text:style-name="Source_5f_Text">docker-compose.yml</text:span> (though we haven't used named volumes in our simple example yet), you would add the <text:span text:style-name="Source_5f_Text">-v</text:span> flag:</text:p>
              <text:p text:style-name="P6"><text:span text:style-name="ExtensionTok">docker</text:span><text:span text:style-name="NormalTok"> compose down </text:span><text:span text:style-name="AttributeTok">-v</text:span> </text:p>
            </text:list-item>
          </text:list>
        </text:list-item>
      </text:list>
      <text:p text:style-name="First_20_paragraph">These four commands form the fundamental cycle of deploying, monitoring, and tearing down a Docker Compose application. They are essential for any administrator working with multi-container setups.</text:p>
      <text:h text:style-name="Heading_20_2" text:outline-level="2"><text:bookmark-start text:name="advanced-docker-compose-concepts"/>Advanced Docker Compose Concepts<text:bookmark-end text:name="advanced-docker-compose-concepts"/></text:h>
      <text:h text:style-name="Heading_20_3" text:outline-level="3"><text:bookmark-start text:name="define-and-use-volumes-for-persistent-data-storage"/>Define and Use Volumes for Persistent Data Storage<text:bookmark-end text:name="define-and-use-volumes-for-persistent-data-storage"/></text:h>
      <text:p text:style-name="First_20_paragraph">In the previous example, we used a bind mount to serve our <text:span text:style-name="Source_5f_Text">index.html</text:span>. While bind mounts are useful for development, for persistent data that your application generates (like database files, <text:soft-page-break/>user uploads, or logs), <text:span text:style-name="T1">named volumes</text:span> are generally the preferred method in production environments.</text:p>
      <text:p text:style-name="P32">Why are volumes important for persistent data?</text:p>
      <text:p text:style-name="Text_20_body">By default, data inside a Docker container is ephemeral. This means that if the container is removed, all the data within it is lost. For applications that need to store data (like a database), this is problematic. Volumes provide a way to store data outside the container's filesystem, ensuring that the data persists even if the container is stopped, removed, or recreated.</text:p>
      <text:p text:style-name="Text_20_body"><text:span text:style-name="T1">Types of Volumes</text:span>:</text:p>
      <text:list xml:id="list1472754301" text:style-name="L21">
        <text:list-item>
          <text:p text:style-name="P33"><text:span text:style-name="T1">Bind Mounts</text:span>: (As seen with <text:span text:style-name="Source_5f_Text">index.html</text:span>) These mount a file or directory from the host machine directly into the container. They are highly dependent on the host's directory structure and are often used for development (e.g., source code, configuration files).</text:p>
          <text:list text:style-name="L22">
            <text:list-item>
              <text:p text:style-name="P34">Example from <text:span text:style-name="Source_5f_Text">docker-compose.yml</text:span>:</text:p>
              <text:p text:style-name="P7"><text:span text:style-name="FunctionTok">volumes</text:span><text:span text:style-name="KeywordTok">:</text:span> </text:p>
              <text:p text:style-name="P7"><text:span text:style-name="AttributeTok"><text:s text:c="2"/></text:span><text:span text:style-name="KeywordTok">-</text:span><text:span text:style-name="AttributeTok"> ./my_data:/app/data</text:span> </text:p>
              <text:p text:style-name="P34">This mounts the <text:span text:style-name="Source_5f_Text">my_data</text:span> directory from the current directory on the host to <text:span text:style-name="Source_5f_Text">/app/data</text:span> inside the container.</text:p>
            </text:list-item>
          </text:list>
        </text:list-item>
        <text:list-item>
          <text:p text:style-name="P33"><text:span text:style-name="T1">Named Volumes</text:span>: These are managed by Docker. You create and manage them directly through Docker, and Docker stores them in a part of the host filesystem (typically <text:span text:style-name="Source_5f_Text">/var/lib/docker/volumes/</text:span> on Linux) that it controls. They are more abstract and portable than bind mounts because their exact location on the host doesn't need to be specified by the user.</text:p>
          <text:list text:style-name="L23">
            <text:list-item>
              <text:p text:style-name="P35"><text:span text:style-name="T1">Defining a named volume in</text:span> <text:span text:style-name="Source_5f_Text">docker-compose.yml</text:span>: First, you declare the named volume at the top-level <text:span text:style-name="Source_5f_Text">volumes</text:span> section of your <text:span text:style-name="Source_5f_Text">docker-compose.yml</text:span> file:</text:p>
              <text:p text:style-name="P8"><text:span text:style-name="FunctionTok">version</text:span><text:span text:style-name="KeywordTok">:</text:span><text:span text:style-name="AttributeTok"> </text:span><text:span text:style-name="StringTok">'3.8'</text:span> </text:p>
              <text:p text:style-name="P8"/>
              <text:p text:style-name="P8"><text:span text:style-name="FunctionTok">services</text:span><text:span text:style-name="KeywordTok">:</text:span> </text:p>
              <text:p text:style-name="P8"><text:span text:style-name="AttributeTok"><text:s text:c="2"/></text:span><text:span text:style-name="FunctionTok">db</text:span><text:span text:style-name="KeywordTok">:</text:span> </text:p>
              <text:p text:style-name="P8"><text:span text:style-name="AttributeTok"><text:s text:c="4"/></text:span><text:span text:style-name="FunctionTok">image</text:span><text:span text:style-name="KeywordTok">:</text:span><text:span text:style-name="AttributeTok"> postgres:13</text:span> </text:p>
              <text:p text:style-name="P8"><text:span text:style-name="AttributeTok"><text:s text:c="4"/></text:span><text:span text:style-name="FunctionTok">volumes</text:span><text:span text:style-name="KeywordTok">:</text:span> </text:p>
              <text:p text:style-name="P8"><text:span text:style-name="AttributeTok"><text:s text:c="6"/></text:span><text:span text:style-name="KeywordTok">-</text:span><text:span text:style-name="AttributeTok"> db_data:/var/lib/postgresql/data</text:span><text:span text:style-name="CommentTok"> # Mount the named volume into the container</text:span> </text:p>
              <text:p text:style-name="P8"><text:span text:style-name="AttributeTok"><text:s text:c="4"/></text:span><text:span text:style-name="FunctionTok">environment</text:span><text:span text:style-name="KeywordTok">:</text:span> </text:p>
              <text:p text:style-name="P8"><text:span text:style-name="AttributeTok"><text:s text:c="6"/></text:span><text:span text:style-name="FunctionTok">POSTGRES_DB</text:span><text:span text:style-name="KeywordTok">:</text:span><text:span text:style-name="AttributeTok"> mydatabase</text:span> </text:p>
              <text:p text:style-name="P8"><text:span text:style-name="AttributeTok"><text:s text:c="6"/></text:span><text:span text:style-name="FunctionTok">POSTGRES_USER</text:span><text:span text:style-name="KeywordTok">:</text:span><text:span text:style-name="AttributeTok"> user</text:span> </text:p>
              <text:p text:style-name="P8"><text:span text:style-name="AttributeTok"><text:s text:c="6"/></text:span><text:span text:style-name="FunctionTok">POSTGRES_PASSWORD</text:span><text:span text:style-name="KeywordTok">:</text:span><text:span text:style-name="AttributeTok"> password</text:span> </text:p>
              <text:p text:style-name="P8"/>
              <text:p text:style-name="P8"><text:span text:style-name="FunctionTok">volumes</text:span><text:span text:style-name="KeywordTok">:</text:span> </text:p>
              <text:p text:style-name="P8"><text:span text:style-name="AttributeTok"><text:s text:c="2"/></text:span><text:span text:style-name="FunctionTok">db_data</text:span><text:span text:style-name="KeywordTok">:</text:span><text:span text:style-name="CommentTok"> # Declare the named volume here</text:span> </text:p>
              <text:p text:style-name="P35">In this example:</text:p>
              <text:list text:style-name="L24">
                <text:list-item>
                  <text:p text:style-name="P36">We define a service <text:span text:style-name="Source_5f_Text">db</text:span> using the <text:span text:style-name="Source_5f_Text">postgres:13</text:span> image.</text:p>
                </text:list-item>
                <text:list-item>
                  <text:p text:style-name="P36">Inside the <text:span text:style-name="Source_5f_Text">db</text:span> service, we mount <text:span text:style-name="Source_5f_Text">db_data</text:span> (our named volume) to <text:soft-page-break/><text:span text:style-name="Source_5f_Text">/var/lib/postgresql/data</text:span> within the container. This is the default directory where PostgreSQL stores its database files.</text:p>
                </text:list-item>
                <text:list-item>
                  <text:p text:style-name="P36">At the bottom, under the top-level <text:span text:style-name="Source_5f_Text">volumes</text:span>: key, we declare <text:span text:style-name="Source_5f_Text">db_data:</text:span>. This tells Docker Compose to create a named volume called <text:span text:style-name="Source_5f_Text">db_data</text:span> if it doesn't already exist.</text:p>
                </text:list-item>
              </text:list>
            </text:list-item>
          </text:list>
        </text:list-item>
      </text:list>
      <text:p text:style-name="First_20_paragraph"><text:span text:style-name="T1">Benefits of Named Volumes</text:span>:</text:p>
      <text:list xml:id="list603676284" text:style-name="L25">
        <text:list-item>
          <text:p text:style-name="P37"><text:span text:style-name="T1">Data Persistence</text:span>: Data outlives containers.</text:p>
        </text:list-item>
        <text:list-item>
          <text:p text:style-name="P37"><text:span text:style-name="T1">Portability</text:span>: The <text:span text:style-name="Source_5f_Text">docker-compose.yml</text:span> file doesn't need to know the host's specific directory structure.</text:p>
        </text:list-item>
        <text:list-item>
          <text:p text:style-name="P37"><text:span text:style-name="T1">Backup and Migration</text:span>: Easier to back up and migrate data.</text:p>
        </text:list-item>
        <text:list-item>
          <text:p text:style-name="P37"><text:span text:style-name="T1">Performance</text:span>: For some storage drivers, named volumes can offer better performance than bind mounts.</text:p>
        </text:list-item>
      </text:list>
      <text:p text:style-name="First_20_paragraph">To illustrate, consider a database container. If you don't use a volume, every time you <text:span text:style-name="Source_5f_Text">docker compose down</text:span> and <text:span text:style-name="Source_5f_Text">docker compose up</text:span> again, your database would be empty. By using a named volume, the database files (and all your data) are stored persistently, so your data is still there when you restart the database service.</text:p>
      <text:h text:style-name="Heading_20_3" text:outline-level="3"><text:bookmark-start text:name="network-configurations-within-docker-compose"/>Network Configurations Within Docker Compose<text:bookmark-end text:name="network-configurations-within-docker-compose"/></text:h>
      <text:p text:style-name="First_20_paragraph">Effective networking is fundamental for multi-container applications to communicate with each other. Docker Compose simplifies this by creating a default network for your project, but it also provides robust options for custom network configurations.</text:p>
      <text:p text:style-name="Text_20_body"><text:span text:style-name="T1">Default Network</text:span>:</text:p>
      <text:p text:style-name="Text_20_body">When you run <text:span text:style-name="Source_5f_Text">docker compose up</text:span>, Docker Compose automatically creates a default network for your project. All services defined in your <text:span text:style-name="Source_5f_Text">docker-compose.yml</text:span> file are connected to this network.</text:p>
      <text:list xml:id="list4143219852" text:style-name="L26">
        <text:list-item>
          <text:p text:style-name="P38"><text:span text:style-name="T1">Service Discovery</text:span>: Within this default network, services can communicate with each other using their service names as hostnames. For example, if you have a <text:span text:style-name="Source_5f_Text">web</text:span> service and a <text:span text:style-name="Source_5f_Text">db</text:span> service, your <text:span text:style-name="Source_5f_Text">web</text:span> service can connect to the <text:span text:style-name="Source_5f_Text">db</text:span> service simply by using <text:span text:style-name="Source_5f_Text">db</text:span> as the hostname and the appropriate port (e.g., <text:span text:style-name="Source_5f_Text">db:5432</text:span> for PostgreSQL). This internal DNS resolution is a powerful feature that simplifies inter-service communication.</text:p>
        </text:list-item>
      </text:list>
      <text:p text:style-name="First_20_paragraph"><text:span text:style-name="T1">Custom Networks</text:span>:</text:p>
      <text:p text:style-name="Text_20_body">While the default network is convenient, custom networks offer more control over network isolation and topology. You might use custom networks for:</text:p>
      <text:list xml:id="list3869109863" text:style-name="L27">
        <text:list-item>
          <text:p text:style-name="P39"><text:span text:style-name="T1">Isolation</text:span>: To segment different parts of your application or to isolate specific services from others.</text:p>
        </text:list-item>
        <text:list-item>
          <text:p text:style-name="P39"><text:span text:style-name="T1">Existing Networks</text:span>: To connect your Docker Compose application to an existing Docker network that might be used by other non-Compose containers.</text:p>
        </text:list-item>
        <text:list-item>
          <text:p text:style-name="P39"><text:span text:style-name="T1">Advanced Topologies</text:span>: To create more complex network setups, though this is less common for typical applications.</text:p>
        </text:list-item>
      </text:list>
      <text:p text:style-name="First_20_paragraph"><text:soft-page-break/>To define a custom network, you add a top-level networks section to your docker-compose.yml file:</text:p>
      <text:p text:style-name="Preformatted_20_Text"><text:span text:style-name="FunctionTok">version</text:span><text:span text:style-name="KeywordTok">:</text:span><text:span text:style-name="AttributeTok"> </text:span><text:span text:style-name="StringTok">'3.8'</text:span> </text:p>
      <text:p text:style-name="Preformatted_20_Text"/>
      <text:p text:style-name="Preformatted_20_Text"><text:span text:style-name="FunctionTok">services</text:span><text:span text:style-name="KeywordTok">:</text:span> </text:p>
      <text:p text:style-name="Preformatted_20_Text"><text:span text:style-name="AttributeTok"><text:s text:c="2"/></text:span><text:span text:style-name="FunctionTok">web</text:span><text:span text:style-name="KeywordTok">:</text:span> </text:p>
      <text:p text:style-name="Preformatted_20_Text"><text:span text:style-name="AttributeTok"><text:s text:c="4"/></text:span><text:span text:style-name="FunctionTok">image</text:span><text:span text:style-name="KeywordTok">:</text:span><text:span text:style-name="AttributeTok"> nginx:latest</text:span> </text:p>
      <text:p text:style-name="Preformatted_20_Text"><text:span text:style-name="AttributeTok"><text:s text:c="4"/></text:span><text:span text:style-name="FunctionTok">ports</text:span><text:span text:style-name="KeywordTok">:</text:span> </text:p>
      <text:p text:style-name="Preformatted_20_Text"><text:span text:style-name="AttributeTok"><text:s text:c="6"/></text:span><text:span text:style-name="KeywordTok">-</text:span><text:span text:style-name="AttributeTok"> </text:span><text:span text:style-name="StringTok">"80:80"</text:span> </text:p>
      <text:p text:style-name="Preformatted_20_Text"><text:span text:style-name="AttributeTok"><text:s text:c="4"/></text:span><text:span text:style-name="FunctionTok">networks</text:span><text:span text:style-name="KeywordTok">:</text:span> </text:p>
      <text:p text:style-name="Preformatted_20_Text"><text:span text:style-name="AttributeTok"><text:s text:c="6"/></text:span><text:span text:style-name="KeywordTok">-</text:span><text:span text:style-name="AttributeTok"> frontend_network</text:span><text:span text:style-name="CommentTok"> # Connect 'web' to frontend_network</text:span> </text:p>
      <text:p text:style-name="Preformatted_20_Text"/>
      <text:p text:style-name="Preformatted_20_Text"><text:span text:style-name="AttributeTok"><text:s text:c="2"/></text:span><text:span text:style-name="FunctionTok">api</text:span><text:span text:style-name="KeywordTok">:</text:span> </text:p>
      <text:p text:style-name="Preformatted_20_Text"><text:span text:style-name="AttributeTok"><text:s text:c="4"/></text:span><text:span text:style-name="FunctionTok">image</text:span><text:span text:style-name="KeywordTok">:</text:span><text:span text:style-name="AttributeTok"> my_api_image:latest</text:span> </text:p>
      <text:p text:style-name="Preformatted_20_Text"><text:span text:style-name="AttributeTok"><text:s text:c="4"/></text:span><text:span text:style-name="FunctionTok">networks</text:span><text:span text:style-name="KeywordTok">:</text:span> </text:p>
      <text:p text:style-name="Preformatted_20_Text"><text:span text:style-name="AttributeTok"><text:s text:c="6"/></text:span><text:span text:style-name="KeywordTok">-</text:span><text:span text:style-name="AttributeTok"> frontend_network</text:span><text:span text:style-name="CommentTok"> # Connect 'api' to frontend_network</text:span> </text:p>
      <text:p text:style-name="Preformatted_20_Text"><text:span text:style-name="AttributeTok"><text:s text:c="6"/></text:span><text:span text:style-name="KeywordTok">-</text:span><text:span text:style-name="AttributeTok"> backend_network</text:span><text:span text:style-name="CommentTok"> <text:s/># Connect 'api' to backend_network</text:span> </text:p>
      <text:p text:style-name="Preformatted_20_Text"/>
      <text:p text:style-name="Preformatted_20_Text"><text:span text:style-name="AttributeTok"><text:s text:c="2"/></text:span><text:span text:style-name="FunctionTok">db</text:span><text:span text:style-name="KeywordTok">:</text:span> </text:p>
      <text:p text:style-name="Preformatted_20_Text"><text:span text:style-name="AttributeTok"><text:s text:c="4"/></text:span><text:span text:style-name="FunctionTok">image</text:span><text:span text:style-name="KeywordTok">:</text:span><text:span text:style-name="AttributeTok"> postgres:13</text:span> </text:p>
      <text:p text:style-name="Preformatted_20_Text"><text:span text:style-name="AttributeTok"><text:s text:c="4"/></text:span><text:span text:style-name="FunctionTok">networks</text:span><text:span text:style-name="KeywordTok">:</text:span> </text:p>
      <text:p text:style-name="Preformatted_20_Text"><text:span text:style-name="AttributeTok"><text:s text:c="6"/></text:span><text:span text:style-name="KeywordTok">-</text:span><text:span text:style-name="AttributeTok"> backend_network</text:span><text:span text:style-name="CommentTok"> # Connect 'db' to backend_network</text:span> </text:p>
      <text:p text:style-name="Preformatted_20_Text"/>
      <text:p text:style-name="Preformatted_20_Text"><text:span text:style-name="FunctionTok">networks</text:span><text:span text:style-name="KeywordTok">:</text:span> </text:p>
      <text:p text:style-name="Preformatted_20_Text"><text:span text:style-name="AttributeTok"><text:s text:c="2"/></text:span><text:span text:style-name="FunctionTok">frontend_network</text:span><text:span text:style-name="KeywordTok">:</text:span><text:span text:style-name="CommentTok"> # Declare the custom network</text:span> </text:p>
      <text:p text:style-name="Preformatted_20_Text"><text:span text:style-name="AttributeTok"><text:s text:c="4"/></text:span><text:span text:style-name="FunctionTok">driver</text:span><text:span text:style-name="KeywordTok">:</text:span><text:span text:style-name="AttributeTok"> bridge</text:span><text:span text:style-name="CommentTok"> # default driver, but can be specified</text:span> </text:p>
      <text:p text:style-name="Preformatted_20_Text"><text:span text:style-name="AttributeTok"><text:s text:c="2"/></text:span><text:span text:style-name="FunctionTok">backend_network</text:span><text:span text:style-name="KeywordTok">:</text:span><text:span text:style-name="CommentTok"> # Declare another custom network</text:span> </text:p>
      <text:p text:style-name="Preformatted_20_Text"><text:span text:style-name="AttributeTok"><text:s text:c="4"/></text:span><text:span text:style-name="FunctionTok">driver</text:span><text:span text:style-name="KeywordTok">:</text:span><text:span text:style-name="AttributeTok"> bridge</text:span> </text:p>
      <text:p text:style-name="First_20_paragraph"><text:span text:style-name="T1">In this example</text:span>:</text:p>
      <text:list xml:id="list1328560107" text:style-name="L28">
        <text:list-item>
          <text:p text:style-name="P40">We define two custom networks: <text:span text:style-name="Source_5f_Text">frontend_network</text:span> and <text:span text:style-name="Source_5f_Text">backend_network</text:span>.</text:p>
        </text:list-item>
        <text:list-item>
          <text:p text:style-name="P40">The <text:span text:style-name="Source_5f_Text">web</text:span> service is connected only to <text:span text:style-name="Source_5f_Text">frontend_network</text:span>.</text:p>
        </text:list-item>
        <text:list-item>
          <text:p text:style-name="P40">The <text:span text:style-name="Source_5f_Text">api</text:span> service is connected to both <text:span text:style-name="Source_5f_Text">frontend_network</text:span> (to receive requests from <text:span text:style-name="Source_5f_Text">web</text:span>) and <text:span text:style-name="Source_5f_Text">backend_network</text:span> (to communicate with <text:span text:style-name="Source_5f_Text">db</text:span>).</text:p>
        </text:list-item>
        <text:list-item>
          <text:p text:style-name="P40">The <text:span text:style-name="Source_5f_Text">db</text:span> service is connected only to backend_network.</text:p>
        </text:list-item>
      </text:list>
      <text:p text:style-name="First_20_paragraph">This setup means <text:span text:style-name="Source_5f_Text">web</text:span> can talk to <text:span text:style-name="Source_5f_Text">api</text:span> (via <text:span text:style-name="Source_5f_Text">api</text:span> as a hostname), and <text:span text:style-name="Source_5f_Text">api</text:span> can talk to <text:span text:style-name="Source_5f_Text">db</text:span> (via <text:span text:style-name="Source_5f_Text">db</text:span> as a hostname). However, <text:span text:style-name="Source_5f_Text">web</text:span> cannot directly talk to <text:span text:style-name="Source_5f_Text">db</text:span> because they are not on a common network. This provides a clear separation.</text:p>
      <text:p text:style-name="Text_20_body"><text:span text:style-name="T1">Service Linking (Deprecated Approach - Use Networks)</text:span>:</text:p>
      <text:p text:style-name="Text_20_body">Historically, Docker Compose had a <text:span text:style-name="Source_5f_Text">links</text:span> keyword to enable services to discover each other. However, this method is largely considered legacy and <text:span text:style-name="T1">it is strongly recommended to use networks for inter-service communication and discovery</text:span> as demonstrated above. Networks provide more robust and flexible service discovery and isolation.</text:p>
      <text:h text:style-name="Heading_20_3" text:outline-level="3"><text:bookmark-start text:name="introduce-environment-variables-in-docker-compose"/>Introduce Environment Variables in Docker Compose<text:bookmark-end text:name="introduce-environment-variables-in-docker-compose"/></text:h>
      <text:p text:style-name="First_20_paragraph">Environment variables are a fundamental mechanism for configuring applications, both inside <text:soft-page-break/>and outside of Docker containers. In the context of Docker Compose, they provide a flexible way to pass configuration settings to your services without hardcoding them into the <text:span text:style-name="Source_5f_Text">docker-compose.yml</text:span> file or the Docker images themselves. This is particularly useful for sensitive information (like database passwords), configurable parameters (like API keys or service URLs), or differentiating configurations between development, testing, and production environments.</text:p>
      <text:p text:style-name="Text_20_body">There are several ways to use environment variables with Docker Compose:</text:p>
      <text:list xml:id="list352796552" text:style-name="L29">
        <text:list-item>
          <text:p text:style-name="P41"><text:span text:style-name="T1">Directly in</text:span> <text:span text:style-name="Source_5f_Text">docker-compose.yml</text:span>: You can specify <text:span text:style-name="Source_5f_Text">environment</text:span> variables directly within the environment section of a service. This is suitable for non-sensitive or default values.</text:p>
          <text:p text:style-name="P9"><text:span text:style-name="FunctionTok">services</text:span><text:span text:style-name="KeywordTok">:</text:span> </text:p>
          <text:p text:style-name="P9"><text:span text:style-name="AttributeTok"><text:s text:c="2"/></text:span><text:span text:style-name="FunctionTok">web</text:span><text:span text:style-name="KeywordTok">:</text:span> </text:p>
          <text:p text:style-name="P9"><text:span text:style-name="AttributeTok"><text:s text:c="4"/></text:span><text:span text:style-name="FunctionTok">image</text:span><text:span text:style-name="KeywordTok">:</text:span><text:span text:style-name="AttributeTok"> myapp:latest</text:span> </text:p>
          <text:p text:style-name="P9"><text:span text:style-name="AttributeTok"><text:s text:c="4"/></text:span><text:span text:style-name="FunctionTok">environment</text:span><text:span text:style-name="KeywordTok">:</text:span> </text:p>
          <text:p text:style-name="P9"><text:span text:style-name="AttributeTok"><text:s text:c="6"/></text:span><text:span text:style-name="KeywordTok">-</text:span><text:span text:style-name="AttributeTok"> APP_MODE=production</text:span> </text:p>
          <text:p text:style-name="P9"><text:span text:style-name="AttributeTok"><text:s text:c="6"/></text:span><text:span text:style-name="KeywordTok">-</text:span><text:span text:style-name="AttributeTok"> API_URL=http://api.example.com</text:span> </text:p>
          <text:p text:style-name="P9"><text:span text:style-name="AttributeTok"><text:s text:c="6"/></text:span><text:span text:style-name="KeywordTok">-</text:span><text:span text:style-name="AttributeTok"> DEBUG_MODE=false</text:span> </text:p>
          <text:p text:style-name="P41">In this example, the container for the <text:span text:style-name="Source_5f_Text">web</text:span> service will have <text:span text:style-name="Source_5f_Text">APP_MODE</text:span>, <text:span text:style-name="Source_5f_Text">API_URL</text:span>, and <text:span text:style-name="Source_5f_Text">DEBUG_MODE</text:span> environment variables set to the specified values.</text:p>
        </text:list-item>
        <text:list-item>
          <text:p text:style-name="P41"><text:span text:style-name="T1">Using a</text:span> <text:span text:style-name="Source_5f_Text">.env</text:span> <text:span text:style-name="T1">file (recommended for sensitive data and separation)</text:span>: This is the most common and recommended approach, especially for sensitive information like database credentials or API keys. Docker Compose automatically looks for a file named <text:span text:style-name="Source_5f_Text">.env</text:span> in the same directory as your <text:span text:style-name="Source_5f_Text">docker-compose.yml</text:span> file. Variables defined in this <text:span text:style-name="Source_5f_Text">.env</text:span> file are then accessible within your <text:span text:style-name="Source_5f_Text">docker-compose.yml</text:span>.</text:p>
          <text:p text:style-name="P41">First, create a .env file in your project directory:</text:p>
          <text:p text:style-name="P9"><text:span text:style-name="FunctionTok">nano</text:span><text:span text:style-name="NormalTok"> .env</text:span> </text:p>
          <text:p text:style-name="P41">Then, add your variables to it (e.g., for a database):</text:p>
          <text:p text:style-name="P9">DB_USER=admin</text:p>
          <text:p text:style-name="P9">DB_PASSWORD=mysecretpassword123</text:p>
          <text:p text:style-name="P9">DB_NAME=myapp_db</text:p>
          <text:p text:style-name="P41">Now, in your <text:span text:style-name="Source_5f_Text">docker-compose.yml</text:span> file, you can reference these variables using the <text:span text:style-name="Source_5f_Text">${VARIABLE_NAME}</text:span> syntax:</text:p>
          <text:p text:style-name="P9"><text:span text:style-name="FunctionTok">version</text:span><text:span text:style-name="KeywordTok">:</text:span><text:span text:style-name="AttributeTok"> </text:span><text:span text:style-name="StringTok">'3.8'</text:span> </text:p>
          <text:p text:style-name="P9"/>
          <text:p text:style-name="P9"><text:span text:style-name="FunctionTok">services</text:span><text:span text:style-name="KeywordTok">:</text:span> </text:p>
          <text:p text:style-name="P9"><text:span text:style-name="AttributeTok"><text:s text:c="2"/></text:span><text:span text:style-name="FunctionTok">db</text:span><text:span text:style-name="KeywordTok">:</text:span> </text:p>
          <text:p text:style-name="P9"><text:span text:style-name="AttributeTok"><text:s text:c="4"/></text:span><text:span text:style-name="FunctionTok">image</text:span><text:span text:style-name="KeywordTok">:</text:span><text:span text:style-name="AttributeTok"> postgres:13</text:span> </text:p>
          <text:p text:style-name="P9"><text:span text:style-name="AttributeTok"><text:s text:c="4"/></text:span><text:span text:style-name="FunctionTok">environment</text:span><text:span text:style-name="KeywordTok">:</text:span> </text:p>
          <text:p text:style-name="P9"><text:span text:style-name="AttributeTok"><text:s text:c="6"/></text:span><text:span text:style-name="FunctionTok">POSTGRES_USER</text:span><text:span text:style-name="KeywordTok">:</text:span><text:span text:style-name="AttributeTok"> ${DB_USER}</text:span> </text:p>
          <text:p text:style-name="P9"><text:span text:style-name="AttributeTok"><text:s text:c="6"/></text:span><text:span text:style-name="FunctionTok">POSTGRES_PASSWORD</text:span><text:span text:style-name="KeywordTok">:</text:span><text:span text:style-name="AttributeTok"> ${DB_PASSWORD}</text:span> </text:p>
          <text:p text:style-name="P9"><text:span text:style-name="AttributeTok"><text:s text:c="6"/></text:span><text:span text:style-name="FunctionTok">POSTGRES_DB</text:span><text:span text:style-name="KeywordTok">:</text:span><text:span text:style-name="AttributeTok"> ${DB_NAME}</text:span> </text:p>
          <text:p text:style-name="P41">When Docker Compose starts, it will substitute <text:span text:style-name="Source_5f_Text">${DB_USER}</text:span>, <text:span text:style-name="Source_5f_Text">${DB_PASSWORD}</text:span>, and <text:span text:style-name="Source_5f_Text">${DB_NAME}</text:span> with the values from your .env file. This is crucial for keeping sensitive information out of version control systems (like Git) and for easily changing <text:soft-page-break/>configurations without modifying the <text:span text:style-name="Source_5f_Text">docker-compose.yml</text:span> file itself.</text:p>
        </text:list-item>
        <text:list-item>
          <text:p text:style-name="P41"><text:span text:style-name="T1">Using an</text:span> <text:span text:style-name="Source_5f_Text">env_file</text:span> <text:span text:style-name="T1">property</text:span>: You can specify a custom environment file using the <text:span text:style-name="Source_5f_Text">env_file</text:span> property within a service definition. This is useful if you have multiple environment files for different scenarios or prefer a different naming convention.</text:p>
          <text:p text:style-name="P9"/>
          <text:p text:style-name="P9"><text:span text:style-name="FunctionTok">services</text:span><text:span text:style-name="KeywordTok">:</text:span> </text:p>
          <text:p text:style-name="P9"><text:span text:style-name="AttributeTok"><text:s text:c="2"/></text:span><text:span text:style-name="FunctionTok">app</text:span><text:span text:style-name="KeywordTok">:</text:span> </text:p>
          <text:p text:style-name="P9"><text:span text:style-name="AttributeTok"><text:s text:c="4"/></text:span><text:span text:style-name="FunctionTok">image</text:span><text:span text:style-name="KeywordTok">:</text:span><text:span text:style-name="AttributeTok"> myapp:latest</text:span> </text:p>
          <text:p text:style-name="P9"><text:span text:style-name="AttributeTok"><text:s text:c="4"/></text:span><text:span text:style-name="FunctionTok">env_file</text:span><text:span text:style-name="KeywordTok">:</text:span> </text:p>
          <text:p text:style-name="P9"><text:span text:style-name="AttributeTok"><text:s text:c="6"/></text:span><text:span text:style-name="KeywordTok">-</text:span><text:span text:style-name="AttributeTok"> ./config/production.env</text:span> </text:p>
          <text:p text:style-name="P9"><text:span text:style-name="AttributeTok"><text:s text:c="6"/></text:span><text:span text:style-name="KeywordTok">-</text:span><text:span text:style-name="AttributeTok"> ./common.env</text:span> </text:p>
          <text:p text:style-name="P41">Docker Compose will load variables from these files. Variables in later files override those in earlier ones.</text:p>
        </text:list-item>
      </text:list>
      <text:p text:style-name="First_20_paragraph"><text:span text:style-name="T1">Benefits of using environment variables</text:span>:</text:p>
      <text:list xml:id="list2646162448" text:style-name="L30">
        <text:list-item>
          <text:p text:style-name="P42"><text:span text:style-name="T1">Flexibility</text:span>: Easily change configurations without modifying service definitions.</text:p>
        </text:list-item>
        <text:list-item>
          <text:p text:style-name="P42"><text:span text:style-name="T1">Security</text:span>: Keep sensitive data out of your main configuration files and version control by using <text:span text:style-name="Source_5f_Text">.env</text:span> files.</text:p>
        </text:list-item>
        <text:list-item>
          <text:p text:style-name="P42"><text:span text:style-name="T1">Portability</text:span>: Different environments (development, staging, production) can use different <text:span text:style-name="Source_5f_Text">.env</text:span> files without changing the <text:span text:style-name="Source_5f_Text">docker-compose.yml</text:span>.</text:p>
        </text:list-item>
      </text:list>
      <text:p text:style-name="First_20_paragraph">Think of environment variables as a set of instructions you whisper to your application containers right before they start. These instructions tell them how to behave in their specific environment, such as which database to connect to or what mode to run in.</text:p>
      <text:h text:style-name="Heading_20_2" text:outline-level="2"><text:bookmark-start text:name="practical-application-and-troubleshooting"/>Practical Application and Troubleshooting<text:bookmark-end text:name="practical-application-and-troubleshooting"/></text:h>
      <text:h text:style-name="Heading_20_3" text:outline-level="3"><text:bookmark-start text:name="example-application"/>Example Application<text:bookmark-end text:name="example-application"/></text:h>
      <text:p text:style-name="First_20_paragraph">To solidify your understanding, let's build a more complete, albeit simplified, application stack using Docker Compose. This example will include:</text:p>
      <text:list xml:id="list407707031" text:style-name="L31">
        <text:list-item>
          <text:p text:style-name="P43">A <text:span text:style-name="T1">web service</text:span> (Nginx) acting as a reverse proxy.</text:p>
        </text:list-item>
        <text:list-item>
          <text:p text:style-name="P43">An <text:span text:style-name="T1">application service</text:span> (a simple Python Flask app) that the web server will forward requests to.</text:p>
        </text:list-item>
        <text:list-item>
          <text:p text:style-name="P43">A <text:span text:style-name="T1">database service</text:span> (PostgreSQL) that the application service will connect to.</text:p>
        </text:list-item>
      </text:list>
      <text:p text:style-name="First_20_paragraph">This setup demonstrates how different services communicate and depend on each other.</text:p>
      <text:p text:style-name="Text_20_body">First, let's prepare the necessary files:</text:p>
      <text:list xml:id="list1067189874" text:style-name="L32">
        <text:list-item>
          <text:p text:style-name="P44"><text:span text:style-name="T1">Create a project directory</text:span>:</text:p>
          <text:p text:style-name="P10"><text:span text:style-name="FunctionTok">mkdir</text:span><text:span text:style-name="NormalTok"> complex_app</text:span> </text:p>
          <text:p text:style-name="P10"><text:span text:style-name="BuiltInTok">cd</text:span><text:span text:style-name="NormalTok"> complex_app</text:span> </text:p>
        </text:list-item>
        <text:list-item>
          <text:p text:style-name="P44"><text:span text:style-name="T1">Create a simple Flask application (app.py)</text:span>:</text:p>
          <text:p text:style-name="P10"><text:span text:style-name="FunctionTok">nano</text:span><text:span text:style-name="NormalTok"> app.py</text:span> </text:p>
          <text:p text:style-name="P44"><text:soft-page-break/><text:span text:style-name="T1">Paste the following Python code</text:span>:</text:p>
          <text:p text:style-name="P10"><text:span text:style-name="ImportTok">from</text:span><text:span text:style-name="NormalTok"> flask </text:span><text:span text:style-name="ImportTok">import</text:span><text:span text:style-name="NormalTok"> Flask</text:span> </text:p>
          <text:p text:style-name="P10"><text:span text:style-name="ImportTok">import</text:span><text:span text:style-name="NormalTok"> os</text:span> </text:p>
          <text:p text:style-name="P10"/>
          <text:p text:style-name="P10"><text:span text:style-name="NormalTok">app </text:span><text:span text:style-name="OperatorTok">=</text:span><text:span text:style-name="NormalTok"> Flask(</text:span><text:span text:style-name="VariableTok">__name__</text:span><text:span text:style-name="NormalTok">)</text:span> </text:p>
          <text:p text:style-name="P10"/>
          <text:p text:style-name="P10"><text:span text:style-name="AttributeTok">@app.route</text:span><text:span text:style-name="NormalTok">(</text:span><text:span text:style-name="StringTok">'/'</text:span><text:span text:style-name="NormalTok">)</text:span> </text:p>
          <text:p text:style-name="P10"><text:span text:style-name="KeywordTok">def</text:span><text:span text:style-name="NormalTok"> hello():</text:span> </text:p>
          <text:p text:style-name="P10"><text:span text:style-name="NormalTok"><text:s text:c="4"/>db_host </text:span><text:span text:style-name="OperatorTok">=</text:span><text:span text:style-name="NormalTok"> os.getenv(</text:span><text:span text:style-name="StringTok">'DB_HOST'</text:span><text:span text:style-name="NormalTok">, </text:span><text:span text:style-name="StringTok">'localhost'</text:span><text:span text:style-name="NormalTok">)</text:span> </text:p>
          <text:p text:style-name="P10"><text:span text:style-name="NormalTok"><text:s text:c="4"/>db_port </text:span><text:span text:style-name="OperatorTok">=</text:span><text:span text:style-name="NormalTok"> os.getenv(</text:span><text:span text:style-name="StringTok">'DB_PORT'</text:span><text:span text:style-name="NormalTok">, </text:span><text:span text:style-name="StringTok">'5432'</text:span><text:span text:style-name="NormalTok">)</text:span> </text:p>
          <text:p text:style-name="P10"><text:span text:style-name="NormalTok"><text:s text:c="4"/></text:span><text:span text:style-name="ControlFlowTok">return</text:span><text:span text:style-name="NormalTok"> </text:span><text:span text:style-name="SpecialStringTok">f"Hello from Flask app! Connecting to database at </text:span><text:span text:style-name="SpecialCharTok">{</text:span><text:span text:style-name="NormalTok">db_host</text:span><text:span text:style-name="SpecialCharTok">}</text:span><text:span text:style-name="SpecialStringTok">:</text:span><text:span text:style-name="SpecialCharTok">{</text:span><text:span text:style-name="NormalTok">db_port</text:span><text:span text:style-name="SpecialCharTok">}</text:span><text:span text:style-name="SpecialStringTok">"</text:span> </text:p>
          <text:p text:style-name="P10"/>
          <text:p text:style-name="P10"><text:span text:style-name="ControlFlowTok">if</text:span><text:span text:style-name="NormalTok"> </text:span><text:span text:style-name="VariableTok">__name__</text:span><text:span text:style-name="NormalTok"> </text:span><text:span text:style-name="OperatorTok">==</text:span><text:span text:style-name="NormalTok"> </text:span><text:span text:style-name="StringTok">'__main__'</text:span><text:span text:style-name="NormalTok">:</text:span> </text:p>
          <text:p text:style-name="P10"><text:span text:style-name="NormalTok"><text:s text:c="4"/>app.run(host</text:span><text:span text:style-name="OperatorTok">=</text:span><text:span text:style-name="StringTok">'0.0.0.0'</text:span><text:span text:style-name="NormalTok">, port</text:span><text:span text:style-name="OperatorTok">=</text:span><text:span text:style-name="DecValTok">5000</text:span><text:span text:style-name="NormalTok">)</text:span> </text:p>
          <text:p text:style-name="P44">This Flask app reads database host and port from environment variables, which we'll configure via Docker Compose.</text:p>
        </text:list-item>
        <text:list-item>
          <text:p text:style-name="P44"><text:span text:style-name="T1">Create a requirements.txt for the Flask app</text:span>:</text:p>
          <text:p text:style-name="P10"><text:span text:style-name="BuiltInTok">echo</text:span><text:span text:style-name="NormalTok"> </text:span><text:span text:style-name="StringTok">"Flask"</text:span><text:span text:style-name="NormalTok"> </text:span><text:span text:style-name="OperatorTok">&gt;</text:span><text:span text:style-name="NormalTok"> requirements.txt</text:span> </text:p>
        </text:list-item>
        <text:list-item>
          <text:p text:style-name="P44"><text:span text:style-name="T1">Create a Dockerfile for the Flask app</text:span>:</text:p>
          <text:p text:style-name="P10"><text:span text:style-name="FunctionTok">nano</text:span><text:span text:style-name="NormalTok"> Dockerfile</text:span> </text:p>
          <text:p text:style-name="P44">Paste the following content:</text:p>
          <text:p text:style-name="P10">FROM python:3.9-slim-buster</text:p>
          <text:p text:style-name="P10">WORKDIR /app</text:p>
          <text:p text:style-name="P10">COPY requirements.txt .</text:p>
          <text:p text:style-name="P10">RUN pip install -r requirements.txt</text:p>
          <text:p text:style-name="P10">COPY app.py .</text:p>
          <text:p text:style-name="P10">CMD ["python", "app.py"]</text:p>
          <text:p text:style-name="P44">This Dockerfile builds an image for our Flask application.</text:p>
        </text:list-item>
        <text:list-item>
          <text:p text:style-name="P44"><text:span text:style-name="T1">Create an Nginx configuration file (nginx.conf)</text:span>:</text:p>
          <text:p text:style-name="P10"><text:span text:style-name="FunctionTok">mkdir</text:span><text:span text:style-name="NormalTok"> nginx</text:span> </text:p>
          <text:p text:style-name="P10"><text:span text:style-name="FunctionTok">nano</text:span><text:span text:style-name="NormalTok"> nginx/nginx.conf</text:span> </text:p>
          <text:p text:style-name="P44"><text:span text:style-name="T1">Paste the following Nginx configuration</text:span>:</text:p>
          <text:p text:style-name="P10">events {</text:p>
          <text:p text:style-name="P10"><text:s text:c="4"/>worker_connections 1024;</text:p>
          <text:p text:style-name="P10">}</text:p>
          <text:p text:style-name="P10"/>
          <text:p text:style-name="P10">http {</text:p>
          <text:p text:style-name="P10"><text:s text:c="4"/>server {</text:p>
          <text:p text:style-name="P10"><text:s text:c="8"/>listen 80;</text:p>
          <text:p text:style-name="P10"/>
          <text:p text:style-name="P10"><text:s text:c="8"/>location / {</text:p>
          <text:p text:style-name="P10"><text:s text:c="12"/>proxy_pass http://app:5000; # 'app' is the service name for our Flask app</text:p>
          <text:p text:style-name="P10"><text:s text:c="12"/>proxy_set_header Host $host;</text:p>
          <text:p text:style-name="P10"><text:s text:c="12"/>proxy_set_header X-Real-IP $remote_addr;</text:p>
          <text:p text:style-name="P10"><text:soft-page-break/><text:s text:c="12"/>proxy_set_header X-Forwarded-For $proxy_add_x_forwarded_for;</text:p>
          <text:p text:style-name="P10"><text:s text:c="12"/>proxy_set_header X-Forwarded-Proto $scheme;</text:p>
          <text:p text:style-name="P10"><text:s text:c="8"/>}</text:p>
          <text:p text:style-name="P10"><text:s text:c="4"/>}</text:p>
          <text:p text:style-name="P10">}</text:p>
          <text:p text:style-name="P44">Notice <text:span text:style-name="Source_5f_Text">proxy_pass http://app:5000;</text:span>. Here, app refers to the Docker Compose service name for our Flask application. Nginx will forward requests to port 5000 of the <text:span text:style-name="Source_5f_Text">app</text:span> container.</text:p>
        </text:list-item>
        <text:list-item>
          <text:p text:style-name="P44"><text:span text:style-name="T1">Create the</text:span> <text:span text:style-name="Source_5f_Text">docker-compose.yml</text:span> <text:span text:style-name="T1">file</text:span>:</text:p>
          <text:p text:style-name="P10"><text:span text:style-name="FunctionTok">nano</text:span><text:span text:style-name="NormalTok"> docker-compose.yml</text:span> </text:p>
          <text:p text:style-name="P44"><text:span text:style-name="T1">Paste the following content</text:span>:</text:p>
          <text:p text:style-name="P10"><text:span text:style-name="FunctionTok">version</text:span><text:span text:style-name="KeywordTok">:</text:span><text:span text:style-name="AttributeTok"> </text:span><text:span text:style-name="StringTok">'3.8'</text:span> </text:p>
          <text:p text:style-name="P10"/>
          <text:p text:style-name="P10"><text:span text:style-name="FunctionTok">services</text:span><text:span text:style-name="KeywordTok">:</text:span> </text:p>
          <text:p text:style-name="P10"><text:span text:style-name="AttributeTok"><text:s text:c="2"/></text:span><text:span text:style-name="FunctionTok">web</text:span><text:span text:style-name="KeywordTok">:</text:span> </text:p>
          <text:p text:style-name="P10"><text:span text:style-name="AttributeTok"><text:s text:c="4"/></text:span><text:span text:style-name="FunctionTok">image</text:span><text:span text:style-name="KeywordTok">:</text:span><text:span text:style-name="AttributeTok"> nginx:latest</text:span> </text:p>
          <text:p text:style-name="P10"><text:span text:style-name="AttributeTok"><text:s text:c="4"/></text:span><text:span text:style-name="FunctionTok">ports</text:span><text:span text:style-name="KeywordTok">:</text:span> </text:p>
          <text:p text:style-name="P10"><text:span text:style-name="AttributeTok"><text:s text:c="6"/></text:span><text:span text:style-name="KeywordTok">-</text:span><text:span text:style-name="AttributeTok"> </text:span><text:span text:style-name="StringTok">"80:80"</text:span> </text:p>
          <text:p text:style-name="P10"><text:span text:style-name="AttributeTok"><text:s text:c="4"/></text:span><text:span text:style-name="FunctionTok">volumes</text:span><text:span text:style-name="KeywordTok">:</text:span> </text:p>
          <text:p text:style-name="P10"><text:span text:style-name="AttributeTok"><text:s text:c="6"/></text:span><text:span text:style-name="KeywordTok">-</text:span><text:span text:style-name="AttributeTok"> ./nginx/nginx.conf:/etc/nginx/nginx.conf:ro</text:span><text:span text:style-name="CommentTok"> # Mount Nginx config</text:span> </text:p>
          <text:p text:style-name="P10"><text:span text:style-name="AttributeTok"><text:s text:c="4"/></text:span><text:span text:style-name="FunctionTok">depends_on</text:span><text:span text:style-name="KeywordTok">:</text:span> </text:p>
          <text:p text:style-name="P10"><text:span text:style-name="AttributeTok"><text:s text:c="6"/></text:span><text:span text:style-name="KeywordTok">-</text:span><text:span text:style-name="AttributeTok"> app</text:span><text:span text:style-name="CommentTok"> # 'web' depends on 'app' to be ready</text:span> </text:p>
          <text:p text:style-name="P10"><text:span text:style-name="AttributeTok"><text:s text:c="4"/></text:span><text:span text:style-name="FunctionTok">networks</text:span><text:span text:style-name="KeywordTok">:</text:span> </text:p>
          <text:p text:style-name="P10"><text:span text:style-name="AttributeTok"><text:s text:c="6"/></text:span><text:span text:style-name="KeywordTok">-</text:span><text:span text:style-name="AttributeTok"> app_network</text:span> </text:p>
          <text:p text:style-name="P10"/>
          <text:p text:style-name="P10"><text:span text:style-name="AttributeTok"><text:s text:c="2"/></text:span><text:span text:style-name="FunctionTok">app</text:span><text:span text:style-name="KeywordTok">:</text:span> </text:p>
          <text:p text:style-name="P10"><text:span text:style-name="AttributeTok"><text:s text:c="4"/></text:span><text:span text:style-name="FunctionTok">build</text:span><text:span text:style-name="KeywordTok">:</text:span><text:span text:style-name="AttributeTok"> .</text:span><text:span text:style-name="CommentTok"> # Build Docker image from current directory (where Dockerfile is)</text:span> </text:p>
          <text:p text:style-name="P10"><text:span text:style-name="AttributeTok"><text:s text:c="4"/></text:span><text:span text:style-name="FunctionTok">environment</text:span><text:span text:style-name="KeywordTok">:</text:span> </text:p>
          <text:p text:style-name="P10"><text:span text:style-name="AttributeTok"><text:s text:c="6"/></text:span><text:span text:style-name="FunctionTok">DB_HOST</text:span><text:span text:style-name="KeywordTok">:</text:span><text:span text:style-name="AttributeTok"> db</text:span><text:span text:style-name="CommentTok"> # Connect to 'db' service by its name</text:span> </text:p>
          <text:p text:style-name="P10"><text:span text:style-name="AttributeTok"><text:s text:c="6"/></text:span><text:span text:style-name="FunctionTok">DB_PORT</text:span><text:span text:style-name="KeywordTok">:</text:span><text:span text:style-name="AttributeTok"> </text:span><text:span text:style-name="DecValTok">5432</text:span> </text:p>
          <text:p text:style-name="P10"><text:span text:style-name="AttributeTok"><text:s text:c="4"/></text:span><text:span text:style-name="FunctionTok">networks</text:span><text:span text:style-name="KeywordTok">:</text:span> </text:p>
          <text:p text:style-name="P10"><text:span text:style-name="AttributeTok"><text:s text:c="6"/></text:span><text:span text:style-name="KeywordTok">-</text:span><text:span text:style-name="AttributeTok"> app_network</text:span> </text:p>
          <text:p text:style-name="P10"><text:span text:style-name="AttributeTok"><text:s text:c="6"/></text:span><text:span text:style-name="KeywordTok">-</text:span><text:span text:style-name="AttributeTok"> db_network</text:span> </text:p>
          <text:p text:style-name="P10"/>
          <text:p text:style-name="P10"><text:span text:style-name="AttributeTok"><text:s text:c="2"/></text:span><text:span text:style-name="FunctionTok">db</text:span><text:span text:style-name="KeywordTok">:</text:span> </text:p>
          <text:p text:style-name="P10"><text:span text:style-name="AttributeTok"><text:s text:c="4"/></text:span><text:span text:style-name="FunctionTok">image</text:span><text:span text:style-name="KeywordTok">:</text:span><text:span text:style-name="AttributeTok"> postgres:13</text:span> </text:p>
          <text:p text:style-name="P10"><text:span text:style-name="AttributeTok"><text:s text:c="4"/></text:span><text:span text:style-name="FunctionTok">environment</text:span><text:span text:style-name="KeywordTok">:</text:span> </text:p>
          <text:p text:style-name="P10"><text:span text:style-name="AttributeTok"><text:s text:c="6"/></text:span><text:span text:style-name="FunctionTok">POSTGRES_DB</text:span><text:span text:style-name="KeywordTok">:</text:span><text:span text:style-name="AttributeTok"> mydatabase</text:span> </text:p>
          <text:p text:style-name="P10"><text:span text:style-name="AttributeTok"><text:s text:c="6"/></text:span><text:span text:style-name="FunctionTok">POSTGRES_USER</text:span><text:span text:style-name="KeywordTok">:</text:span><text:span text:style-name="AttributeTok"> user</text:span> </text:p>
          <text:p text:style-name="P10"><text:span text:style-name="AttributeTok"><text:s text:c="6"/></text:span><text:span text:style-name="FunctionTok">POSTGRES_PASSWORD</text:span><text:span text:style-name="KeywordTok">:</text:span><text:span text:style-name="AttributeTok"> mysecretpassword</text:span> </text:p>
          <text:p text:style-name="P10"><text:span text:style-name="AttributeTok"><text:s text:c="4"/></text:span><text:span text:style-name="FunctionTok">volumes</text:span><text:span text:style-name="KeywordTok">:</text:span> </text:p>
          <text:p text:style-name="P10"><text:span text:style-name="AttributeTok"><text:s text:c="6"/></text:span><text:span text:style-name="KeywordTok">-</text:span><text:span text:style-name="AttributeTok"> db_data:/var/lib/postgresql/data</text:span><text:span text:style-name="CommentTok"> # Persistent data for DB</text:span> </text:p>
          <text:p text:style-name="P10"><text:span text:style-name="AttributeTok"><text:s text:c="4"/></text:span><text:span text:style-name="FunctionTok">networks</text:span><text:span text:style-name="KeywordTok">:</text:span> </text:p>
          <text:p text:style-name="P10"><text:span text:style-name="AttributeTok"><text:s text:c="6"/></text:span><text:span text:style-name="KeywordTok">-</text:span><text:span text:style-name="AttributeTok"> db_network</text:span> </text:p>
          <text:p text:style-name="P10"/>
          <text:p text:style-name="P10"><text:span text:style-name="FunctionTok">volumes</text:span><text:span text:style-name="KeywordTok">:</text:span> </text:p>
          <text:p text:style-name="P10"><text:span text:style-name="AttributeTok"><text:s text:c="2"/></text:span><text:span text:style-name="FunctionTok">db_data</text:span><text:span text:style-name="KeywordTok">:</text:span><text:span text:style-name="CommentTok"> # Declare the named volume</text:span> </text:p>
          <text:p text:style-name="P10"/>
          <text:p text:style-name="P10"><text:span text:style-name="FunctionTok">networks</text:span><text:span text:style-name="KeywordTok">:</text:span> </text:p>
          <text:p text:style-name="P10"><text:soft-page-break/><text:span text:style-name="AttributeTok"><text:s text:c="2"/></text:span><text:span text:style-name="FunctionTok">app_network</text:span><text:span text:style-name="KeywordTok">:</text:span> </text:p>
          <text:p text:style-name="P10"><text:span text:style-name="AttributeTok"><text:s text:c="2"/></text:span><text:span text:style-name="FunctionTok">db_network</text:span><text:span text:style-name="KeywordTok">:</text:span> </text:p>
        </text:list-item>
      </text:list>
      <text:p text:style-name="First_20_paragraph"><text:span text:style-name="T1">Key additions in this</text:span> <text:span text:style-name="Source_5f_Text">docker-compose.yml</text:span>:</text:p>
      <text:list xml:id="list1090414214" text:style-name="L33">
        <text:list-item>
          <text:p text:style-name="P45"><text:span text:style-name="Source_5f_Text">build: .</text:span>: For the <text:span text:style-name="Source_5f_Text">app</text:span> service, instead of <text:span text:style-name="Source_5f_Text">image:</text:span>, we use <text:span text:style-name="Source_5f_Text">build: .</text:span>. This tells Docker Compose to build the Docker image for this service using the <text:span text:style-name="Source_5f_Text">Dockerfile</text:span> found in the current directory.</text:p>
        </text:list-item>
        <text:list-item>
          <text:p text:style-name="P45"><text:span text:style-name="Source_5f_Text">depends_on:</text:span>: In the <text:span text:style-name="Source_5f_Text">web</text:span> service, <text:span text:style-name="Source_5f_Text">depends_on: - app</text:span> signifies that the <text:span text:style-name="Source_5f_Text">web</text:span> service will only start after the <text:span text:style-name="Source_5f_Text">app</text:span> service has started. While this doesn't wait for the application inside the container to be fully ready, it helps ensure the order of container startup.</text:p>
        </text:list-item>
        <text:list-item>
          <text:p text:style-name="P45"><text:span text:style-name="T1">Multiple Networks</text:span>: We use <text:span text:style-name="Source_5f_Text">app_network</text:span> for <text:span text:style-name="Source_5f_Text">web</text:span> and <text:span text:style-name="Source_5f_Text">app</text:span>, and <text:span text:style-name="Source_5f_Text">db_network</text:span> for <text:span text:style-name="Source_5f_Text">app</text:span> and <text:span text:style-name="Source_5f_Text">db</text:span>, demonstrating network segmentation.</text:p>
        </text:list-item>
        <text:list-item>
          <text:p text:style-name="P45"><text:span text:style-name="T1">Environment Variables for</text:span> <text:span text:style-name="Source_5f_Text">app</text:span>: The Flask app reads <text:span text:style-name="Source_5f_Text">DB_HOST</text:span> and <text:span text:style-name="Source_5f_Text">DB_PORT</text:span> from its environment. Docker Compose sets <text:span text:style-name="Source_5f_Text">DB_HOST</text:span> to <text:span text:style-name="Source_5f_Text">db</text:span> (the service name of our PostgreSQL container) and <text:span text:style-name="Source_5f_Text">DB_PORT</text:span> to <text:span text:style-name="Source_5f_Text">5432</text:span> (PostgreSQL's default port).</text:p>
        </text:list-item>
      </text:list>
      <text:p text:style-name="First_20_paragraph"><text:span text:style-name="T1">Scaling Services</text:span>:</text:p>
      <text:p text:style-name="Text_20_body">One of the significant advantages of Docker Compose is the ability to easily scale services. For example, to run multiple instances of your <text:span text:style-name="Source_5f_Text">app</text:span> service to handle more requests, you can use the <text:span text:style-name="Source_5f_Text">scale</text:span> command:</text:p>
      <text:p text:style-name="Preformatted_20_Text"><text:span text:style-name="ExtensionTok">docker</text:span><text:span text:style-name="NormalTok"> compose up </text:span><text:span text:style-name="AttributeTok">-d</text:span> </text:p>
      <text:p text:style-name="Preformatted_20_Text"><text:span text:style-name="ExtensionTok">docker</text:span><text:span text:style-name="NormalTok"> compose ps </text:span><text:span text:style-name="CommentTok"># See initial state</text:span> </text:p>
      <text:p text:style-name="Preformatted_20_Text"><text:span text:style-name="ExtensionTok">docker</text:span><text:span text:style-name="NormalTok"> compose up </text:span><text:span text:style-name="AttributeTok">-d</text:span><text:span text:style-name="NormalTok"> </text:span><text:span text:style-name="AttributeTok">--scale</text:span><text:span text:style-name="NormalTok"> app=3 </text:span><text:span text:style-name="CommentTok"># Scale 'app' service to 3 instances</text:span> </text:p>
      <text:p text:style-name="Preformatted_20_Text"><text:span text:style-name="ExtensionTok">docker</text:span><text:span text:style-name="NormalTok"> compose ps </text:span><text:span text:style-name="CommentTok"># See the 3 'app' instances</text:span> </text:p>
      <text:p text:style-name="First_20_paragraph">This command will create two additional <text:span text:style-name="Source_5f_Text">app</text:span> containers, distributing the load across them (though for proper load balancing with Nginx, you'd need more advanced Nginx configuration, which is beyond this lesson's scope).</text:p>
      <text:p text:style-name="Text_20_body">To bring everything down, you would still use <text:span text:style-name="Source_5f_Text">docker compose down</text:span>.</text:p>
      <text:p text:style-name="Text_20_body">This example demonstrates how Docker Compose integrates different components of an application stack and allows for scaling.</text:p>
      <text:h text:style-name="Heading_20_3" text:outline-level="3"><text:bookmark-start text:name="troubleshooting"/>Troubleshooting<text:bookmark-end text:name="troubleshooting"/></text:h>
      <text:p text:style-name="First_20_paragraph">Even with carefully crafted <text:span text:style-name="Source_5f_Text">docker-compose.yml</text:span> files, issues can arise. Effective troubleshooting is a critical skill for any system administrator. Here are some common techniques and commands you can use when things don't go as planned:</text:p>
      <text:list xml:id="list3067469045" text:style-name="L34">
        <text:list-item>
          <text:p text:style-name="P46"><text:span text:style-name="T1">Check Service Status (</text:span><text:span text:style-name="Source_5f_Text">docker compose ps</text:span><text:span text:style-name="T1">)</text:span>:</text:p>
          <text:list text:style-name="L35">
            <text:list-item>
              <text:p text:style-name="P47"><text:span text:style-name="T1">Purpose</text:span>: This is your first stop. It quickly shows which services are running, which have exited, and their current state.</text:p>
            </text:list-item>
            <text:list-item>
              <text:p text:style-name="P47"><text:span text:style-name="T1">What to look for</text:span>: A service in an <text:span text:style-name="Source_5f_Text">Exited</text:span> state often indicates an issue. Check the <text:span text:style-name="Source_5f_Text">Exit</text:span> code and <text:span text:style-name="Source_5f_Text">Status</text:span> column for clues. For example, <text:span text:style-name="Source_5f_Text">(1)</text:span> usually means a general error, while <text:span text:style-name="Source_5f_Text">(137)</text:span> might suggest an out-of-memory error.</text:p>
            </text:list-item>
          </text:list>
        </text:list-item>
        <text:list-item>
          <text:p text:style-name="P46"><text:soft-page-break/><text:span text:style-name="T1">Review Logs (</text:span><text:span text:style-name="Source_5f_Text">docker compose logs</text:span><text:span text:style-name="T1">)</text:span>:</text:p>
          <text:list text:style-name="L36">
            <text:list-item>
              <text:p text:style-name="P48"><text:span text:style-name="T1">Purpose</text:span>: The most important tool for diagnosing problems. Application and service errors are typically logged to standard output (<text:span text:style-name="Source_5f_Text">stdout</text:span>) and standard error (<text:span text:style-name="Source_5f_Text">stderr</text:span>).</text:p>
            </text:list-item>
            <text:list-item>
              <text:p text:style-name="P48"><text:span text:style-name="T1">What to look for</text:span>: Error messages, stack traces, warnings, or any unexpected output.</text:p>
            </text:list-item>
            <text:list-item>
              <text:p text:style-name="P48"><text:span text:style-name="T1">Usage considerations</text:span>:</text:p>
              <text:list text:style-name="L37">
                <text:list-item>
                  <text:p text:style-name="P49"><text:span text:style-name="Source_5f_Text">docker compose logs &lt;service_name&gt;</text:span>: Focus on logs from a specific service.</text:p>
                </text:list-item>
                <text:list-item>
                  <text:p text:style-name="P49"><text:span text:style-name="Source_5f_Text">docker compose logs -f &lt;service_name&gt;</text:span>: Follow logs in real-time.</text:p>
                </text:list-item>
                <text:list-item>
                  <text:p text:style-name="P49"><text:span text:style-name="Source_5f_Text">docker compose logs --tail 50 &lt;service_name&gt;</text:span>: View only the last 50 lines.</text:p>
                </text:list-item>
                <text:list-item>
                  <text:p text:style-name="P49"><text:span text:style-name="Source_5f_Text">docker compose logs --since 1h &lt;service_name&gt;</text:span>: View logs from the last hour.</text:p>
                </text:list-item>
              </text:list>
            </text:list-item>
          </text:list>
        </text:list-item>
        <text:list-item>
          <text:p text:style-name="P46"><text:span text:style-name="T1">Inspect Container Details (</text:span><text:span text:style-name="Source_5f_Text">docker inspect</text:span><text:span text:style-name="T1">)</text:span>:</text:p>
          <text:list text:style-name="L38">
            <text:list-item>
              <text:p text:style-name="P50"><text:span text:style-name="T1">Purpose</text:span>: Provides a low-level view of a container's configuration, network settings, mounted volumes, and more.</text:p>
            </text:list-item>
            <text:list-item>
              <text:p text:style-name="P50"><text:span text:style-name="T1">Usage</text:span>: First, get the container ID or name from <text:span text:style-name="Source_5f_Text">docker compose ps</text:span> or <text:span text:style-name="Source_5f_Text">docker ps</text:span>.</text:p>
              <text:p text:style-name="P11"><text:span text:style-name="ExtensionTok">docker</text:span><text:span text:style-name="NormalTok"> inspect </text:span><text:span text:style-name="OperatorTok">&lt;</text:span><text:span text:style-name="NormalTok">container_id_or_name</text:span><text:span text:style-name="OperatorTok">&gt;</text:span> </text:p>
            </text:list-item>
            <text:list-item>
              <text:p text:style-name="P50"><text:span text:style-name="T1">What to look for</text:span>: Mismatched port mappings, incorrect volume mounts, wrong environment variables, or unexpected network configurations.</text:p>
            </text:list-item>
          </text:list>
        </text:list-item>
        <text:list-item>
          <text:p text:style-name="P46"><text:span text:style-name="T1">Check Network Connectivity</text:span>:</text:p>
          <text:list text:style-name="L39">
            <text:list-item>
              <text:p text:style-name="P51"><text:span text:style-name="T1">Purpose</text:span>: If services can't communicate, it's often a networking issue.</text:p>
            </text:list-item>
            <text:list-item>
              <text:p text:style-name="P51"><text:span text:style-name="T1">Technique</text:span>:</text:p>
              <text:list text:style-name="L40">
                <text:list-item>
                  <text:p text:style-name="P52">Use ping or curl from inside one container to another. To do this, you first need to execute a shell inside a running container:</text:p>
                  <text:p text:style-name="P12"><text:span text:style-name="ExtensionTok">docker</text:span><text:span text:style-name="NormalTok"> exec </text:span><text:span text:style-name="AttributeTok">-it</text:span><text:span text:style-name="NormalTok"> </text:span><text:span text:style-name="OperatorTok">&lt;</text:span><text:span text:style-name="NormalTok">container_id_or_name</text:span><text:span text:style-name="OperatorTok">&gt;</text:span><text:span text:style-name="NormalTok"> bash </text:span><text:span text:style-name="CommentTok"># or sh, or alpine/busybox</text:span> </text:p>
                  <text:p text:style-name="P52">Once inside, try to ping the hostname of the service you're trying to reach (which is its service name in docker-compose.yml). For example, from the app container, you might ping db. If ping isn't available, apt update &amp;&amp; apt install iputils-ping or apk add iputils might be needed.</text:p>
                </text:list-item>
                <text:list-item>
                  <text:p text:style-name="P52">Verify port accessibility from the host to the container using <text:span text:style-name="Source_5f_Text">netstat</text:span> or <text:span text:style-name="Source_5f_Text">ss</text:span> on the host, or <text:span text:style-name="Source_5f_Text">simply curl localhost:&lt;port&gt;</text:span> if the port is exposed.</text:p>
                </text:list-item>
              </text:list>
            </text:list-item>
          </text:list>
        </text:list-item>
        <text:list-item>
          <text:p text:style-name="P46"><text:span text:style-name="T1">Rebuild Images/Clear Cache (</text:span><text:span text:style-name="Source_5f_Text">docker compose build --no-cache</text:span><text:span text:style-name="T1">,</text:span> <text:span text:style-name="Source_5f_Text">docker system prune</text:span><text:span text:style-name="T1">)</text:span>:</text:p>
          <text:list text:style-name="L41">
            <text:list-item>
              <text:p text:style-name="P53"><text:span text:style-name="T1">Purpose</text:span>: Sometimes, a cached layer in a Docker image can cause issues, or old exited containers might be consuming resources.</text:p>
            </text:list-item>
            <text:list-item>
              <text:p text:style-name="P53"><text:span text:style-name="T1">Usage</text:span>:</text:p>
              <text:list text:style-name="L42">
                <text:list-item>
                  <text:p text:style-name="P54">If you've changed a <text:span text:style-name="Source_5f_Text">Dockerfile</text:span> and <text:span text:style-name="Source_5f_Text">docker compose up</text:span> isn't picking up the changes, use: <text:span text:style-name="Source_5f_Text">docker compose build --no-cache &lt;service_name&gt;</text:span> (or all services)</text:p>
                </text:list-item>
                <text:list-item>
                  <text:p text:style-name="P54"><text:soft-page-break/>To clean up old images, containers, and volumes not used by any running containers: <text:span text:style-name="Source_5f_Text">docker system prune -a</text:span> (use with caution, this removes a lot)</text:p>
                </text:list-item>
              </text:list>
            </text:list-item>
          </text:list>
        </text:list-item>
        <text:list-item>
          <text:p text:style-name="P46"><text:span text:style-name="T1">Validate</text:span> <text:span text:style-name="Source_5f_Text">docker-compose.yml</text:span> <text:span text:style-name="T1">Syntax</text:span>:</text:p>
          <text:list text:style-name="L43">
            <text:list-item>
              <text:p text:style-name="P55"><text:span text:style-name="T1">Purpose</text:span>: A common source of error for beginners. YAML is sensitive to indentation.</text:p>
            </text:list-item>
            <text:list-item>
              <text:p text:style-name="P55"><text:span text:style-name="T1">Technique</text:span>: Use a YAML linter online, or rely on Docker Compose's error messages which are usually quite descriptive if there's a syntax issue during <text:span text:style-name="Source_5f_Text">docker compose up</text:span>.</text:p>
            </text:list-item>
          </text:list>
        </text:list-item>
      </text:list>
      <text:p text:style-name="First_20_paragraph"><text:span text:style-name="T1">A Practical Troubleshooting Workflow</text:span>:</text:p>
      <text:list xml:id="list4039615039" text:style-name="L44">
        <text:list-item>
          <text:p text:style-name="P56"><text:span text:style-name="T1">Issue Identified</text:span>: Application not working, service not starting.</text:p>
        </text:list-item>
        <text:list-item>
          <text:p text:style-name="P56"><text:span text:style-name="T1">Check</text:span> <text:span text:style-name="Source_5f_Text">docker compose ps</text:span>: See which services are healthy and which are not.</text:p>
        </text:list-item>
        <text:list-item>
          <text:p text:style-name="P56"><text:span text:style-name="T1">Check</text:span> <text:span text:style-name="Source_5f_Text">docker compose logs &lt;problematic_service&gt;</text:span>: Look for immediate errors.</text:p>
        </text:list-item>
        <text:list-item>
          <text:p text:style-name="P56"><text:span text:style-name="T1">If no clear error</text:span>: <text:span text:style-name="Source_5f_Text">docker inspect</text:span> the problematic container.</text:p>
        </text:list-item>
        <text:list-item>
          <text:p text:style-name="P56"><text:span text:style-name="T1">If inter-service communication suspected</text:span>: <text:span text:style-name="Source_5f_Text">docker exec</text:span> into a container and try pinging the other service.</text:p>
        </text:list-item>
        <text:list-item>
          <text:p text:style-name="P56"><text:span text:style-name="T1">If code/image issue suspected</text:span>: Rebuild with <text:span text:style-name="Source_5f_Text">--no-cache</text:span>.</text:p>
        </text:list-item>
      </text:list>
      <text:p text:style-name="First_20_paragraph">Troubleshooting Docker Compose applications is much like troubleshooting any other application, but with the added layer of containerization. The key is to methodically isolate the problem using the available too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5:59Z</meta:creation-date>
    <dc:date>2025-06-10T12:15:01.201351855</dc:date>
    <meta:editing-duration>PT23S</meta:editing-duration>
    <meta:editing-cycles>1</meta:editing-cycles>
    <meta:document-statistic meta:table-count="0" meta:image-count="0" meta:object-count="0" meta:page-count="15" meta:paragraph-count="366" meta:word-count="4331" meta:character-count="29026" meta:non-whitespace-character-count="24598"/>
  </office:meta>
</office:document-meta>
</file>